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43.45pt" svg:y="15.02pt">
            <loext:p draw:notify-on-update-of-ranges="Sheet1.D4:Sheet1.D4 Sheet1.D5:Sheet1.D15 Sheet1.E4:Sheet1.E4 Sheet1.E5:Sheet1.E15 Sheet1.F4:Sheet1.F4 Sheet1.F5:Sheet1.F15 Sheet1.G4:Sheet1.G4 Sheet1.G5:Sheet1.G15 Sheet1.H4:Sheet1.H4 Sheet1.H5:Sheet1.H15 Sheet1.I4:Sheet1.I4 Sheet1.I5:Sheet1.I15 Sheet1.J4:Sheet1.J4 Sheet1.J5:Sheet1.J15 Sheet1.K4:Sheet1.K4 Sheet1.K5:Sheet1.K15 Sheet1.L4:Sheet1.L4 Sheet1.L5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48.75pt" svg:y="289.87pt">
            <loext:p draw:notify-on-update-of-ranges="Sheet1.D21:Sheet1.D21 Sheet1.D22:Sheet1.D32 Sheet1.E21:Sheet1.E21 Sheet1.E22:Sheet1.E32 Sheet1.F21:Sheet1.F21 Sheet1.F22:Sheet1.F32 Sheet1.G21:Sheet1.G21 Sheet1.G22:Sheet1.G32 Sheet1.H21:Sheet1.H21 Sheet1.H22:Sheet1.H32 Sheet1.I21:Sheet1.I21 Sheet1.I22:Sheet1.I32 Sheet1.J21:Sheet1.J21 Sheet1.J22:Sheet1.J32 Sheet1.K21:Sheet1.K21 Sheet1.K22:Sheet1.K32 Sheet1.L21:Sheet1.L21 Sheet1.L22:Sheet1.L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42.48pt" svg:y="573.73pt">
            <loext:p draw:notify-on-update-of-ranges="Sheet1.D38:Sheet1.D38 Sheet1.D39:Sheet1.D49 Sheet1.E38:Sheet1.E38 Sheet1.E39:Sheet1.E49 Sheet1.F38:Sheet1.F38 Sheet1.F39:Sheet1.F49 Sheet1.G38:Sheet1.G38 Sheet1.G39:Sheet1.G49 Sheet1.H38:Sheet1.H38 Sheet1.H39:Sheet1.H49 Sheet1.I38:Sheet1.I38 Sheet1.I39:Sheet1.I49 Sheet1.J38:Sheet1.J38 Sheet1.J39:Sheet1.J49 Sheet1.K38:Sheet1.K38 Sheet1.K39:Sheet1.K49 Sheet1.L38:Sheet1.L38 Sheet1.L39:Sheet1.L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1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73761" calcext:value-type="float">
            <text:p>273761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117326" calcext:value-type="float">
            <text:p>117326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0365282125649746" calcext:value-type="float">
            <text:p>0.0003652821</text:p>
          </table:table-cell>
          <table:table-cell table:style-name="ce1" table:formula="of:=100*([.F2]*[.F3])/[.F1]" office:value-type="float" office:value="0.00146112850259898" calcext:value-type="float">
            <text:p>0.0014611285</text:p>
          </table:table-cell>
          <table:table-cell table:style-name="ce1" table:formula="of:=100*([.G2]*[.G3])/[.G1]" office:value-type="float" office:value="0.00292225700519796" calcext:value-type="float">
            <text:p>0.002922257</text:p>
          </table:table-cell>
          <table:table-cell table:style-name="ce1" table:formula="of:=100*([.H2]*[.H3])/[.H1]" office:value-type="float" office:value="0.00584451401039593" calcext:value-type="float">
            <text:p>0.005844514</text:p>
          </table:table-cell>
          <table:table-cell table:style-name="ce1" table:formula="of:=100*([.I2]*[.I3])/[.I1]" office:value-type="float" office:value="0.0116890280207919" calcext:value-type="float">
            <text:p>0.011689028</text:p>
          </table:table-cell>
          <table:table-cell table:style-name="ce1" table:formula="of:=100*([.J2]*[.J3])/[.J1]" office:value-type="float" office:value="0.0233780560415837" calcext:value-type="float">
            <text:p>0.023378056</text:p>
          </table:table-cell>
          <table:table-cell table:style-name="ce1" table:formula="of:=100*([.K2]*[.K3])/[.K1]" office:value-type="float" office:value="0.0467561120831674" calcext:value-type="float">
            <text:p>0.0467561121</text:p>
          </table:table-cell>
          <table:table-cell table:style-name="ce1" table:formula="of:=100*([.L2]*[.L3])/[.L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0365282125649746" calcext:value-type="float">
            <text:p>0.0003652821</text:p>
          </table:table-cell>
          <table:table-cell table:style-name="ce1" table:formula="of:=100*([.P2]*[.P3])/[.P1]" office:value-type="float" office:value="0.00146112850259898" calcext:value-type="float">
            <text:p>0.0014611285</text:p>
          </table:table-cell>
          <table:table-cell table:style-name="ce1" table:formula="of:=100*([.Q2]*[.Q3])/[.Q1]" office:value-type="float" office:value="0.00292225700519796" calcext:value-type="float">
            <text:p>0.002922257</text:p>
          </table:table-cell>
          <table:table-cell table:style-name="ce1" table:formula="of:=100*([.R2]*[.R3])/[.R1]" office:value-type="float" office:value="0.00584451401039593" calcext:value-type="float">
            <text:p>0.005844514</text:p>
          </table:table-cell>
          <table:table-cell table:style-name="ce1" table:formula="of:=100*([.S2]*[.S3])/[.S1]" office:value-type="float" office:value="0.0116890280207919" calcext:value-type="float">
            <text:p>0.011689028</text:p>
          </table:table-cell>
          <table:table-cell table:style-name="ce1" table:formula="of:=100*([.T2]*[.T3])/[.T1]" office:value-type="float" office:value="0.0233780560415837" calcext:value-type="float">
            <text:p>0.023378056</text:p>
          </table:table-cell>
          <table:table-cell table:style-name="ce1" table:formula="of:=100*([.U2]*[.U3])/[.U1]" office:value-type="float" office:value="0.0467561120831674" calcext:value-type="float">
            <text:p>0.0467561121</text:p>
          </table:table-cell>
          <table:table-cell table:style-name="ce1" table:formula="of:=100*([.V2]*[.V3])/[.V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0365282125649746" calcext:value-type="float">
            <text:p>0.0003652821</text:p>
          </table:table-cell>
          <table:table-cell table:style-name="ce1" table:formula="of:=100*([.Z2]*[.Z3])/[.Z1]" office:value-type="float" office:value="0.00146112850259898" calcext:value-type="float">
            <text:p>0.0014611285</text:p>
          </table:table-cell>
          <table:table-cell table:style-name="ce1" table:formula="of:=100*([.AA2]*[.AA3])/[.AA1]" office:value-type="float" office:value="0.00292225700519796" calcext:value-type="float">
            <text:p>0.002922257</text:p>
          </table:table-cell>
          <table:table-cell table:style-name="ce1" table:formula="of:=100*([.AB2]*[.AB3])/[.AB1]" office:value-type="float" office:value="0.00584451401039593" calcext:value-type="float">
            <text:p>0.005844514</text:p>
          </table:table-cell>
          <table:table-cell table:style-name="ce1" table:formula="of:=100*([.AC2]*[.AC3])/[.AC1]" office:value-type="float" office:value="0.0116890280207919" calcext:value-type="float">
            <text:p>0.011689028</text:p>
          </table:table-cell>
          <table:table-cell table:style-name="ce1" table:formula="of:=100*([.AD2]*[.AD3])/[.AD1]" office:value-type="float" office:value="0.0233780560415837" calcext:value-type="float">
            <text:p>0.023378056</text:p>
          </table:table-cell>
          <table:table-cell table:style-name="ce1" table:formula="of:=100*([.AE2]*[.AE3])/[.AE1]" office:value-type="float" office:value="0.0467561120831674" calcext:value-type="float">
            <text:p>0.0467561121</text:p>
          </table:table-cell>
          <table:table-cell table:style-name="ce1" table:formula="of:=100*([.AF2]*[.AF3])/[.AF1]" office:value-type="float" office:value="0.0935122241663349" calcext:value-type="float">
            <text:p>0.0935122242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91087" calcext:value-type="float">
            <text:p>391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5942" calcext:value-type="float">
            <text:p>0.245942</text:p>
          </table:table-cell>
          <table:table-cell office:value-type="float" office:value="0.279707" calcext:value-type="float">
            <text:p>0.279707</text:p>
          </table:table-cell>
          <table:table-cell office:value-type="float" office:value="0.279547" calcext:value-type="float">
            <text:p>0.279547</text:p>
          </table:table-cell>
          <table:table-cell office:value-type="float" office:value="0.279631" calcext:value-type="float">
            <text:p>0.279631</text:p>
          </table:table-cell>
          <table:table-cell office:value-type="float" office:value="0.280694" calcext:value-type="float">
            <text:p>0.280694</text:p>
          </table:table-cell>
          <table:table-cell office:value-type="float" office:value="0.275332" calcext:value-type="float">
            <text:p>0.275332</text:p>
          </table:table-cell>
          <table:table-cell office:value-type="float" office:value="0.266978" calcext:value-type="float">
            <text:p>0.266978</text:p>
          </table:table-cell>
          <table:table-cell office:value-type="float" office:value="0.264455" calcext:value-type="float">
            <text:p>0.264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4986" calcext:value-type="float">
            <text:p>0.924986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2984" calcext:value-type="float">
            <text:p>0.922984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217" calcext:value-type="float">
            <text:p>0.240217</text:p>
          </table:table-cell>
          <table:table-cell office:value-type="float" office:value="0.240916" calcext:value-type="float">
            <text:p>0.240916</text:p>
          </table:table-cell>
          <table:table-cell office:value-type="float" office:value="0.240697" calcext:value-type="float">
            <text:p>0.240697</text:p>
          </table:table-cell>
          <table:table-cell office:value-type="float" office:value="0.241509" calcext:value-type="float">
            <text:p>0.241509</text:p>
          </table:table-cell>
          <table:table-cell office:value-type="float" office:value="0.242069" calcext:value-type="float">
            <text:p>0.242069</text:p>
          </table:table-cell>
          <table:table-cell office:value-type="float" office:value="0.242337" calcext:value-type="float">
            <text:p>0.242337</text:p>
          </table:table-cell>
          <table:table-cell office:value-type="float" office:value="0.239846" calcext:value-type="float">
            <text:p>0.239846</text:p>
          </table:table-cell>
          <table:table-cell office:value-type="float" office:value="0.240288" calcext:value-type="float">
            <text:p>0.2402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4898" calcext:value-type="float">
            <text:p>0.924898</text:p>
          </table:table-cell>
          <table:table-cell office:value-type="float" office:value="0.92488" calcext:value-type="float">
            <text:p>0.92488</text:p>
          </table:table-cell>
          <table:table-cell office:value-type="float" office:value="0.924905" calcext:value-type="float">
            <text:p>0.924905</text:p>
          </table:table-cell>
          <table:table-cell office:value-type="float" office:value="0.924851" calcext:value-type="float">
            <text:p>0.924851</text:p>
          </table:table-cell>
          <table:table-cell office:value-type="float" office:value="0.924774" calcext:value-type="float">
            <text:p>0.924774</text:p>
          </table:table-cell>
          <table:table-cell office:value-type="float" office:value="0.92477" calcext:value-type="float">
            <text:p>0.92477</text:p>
          </table:table-cell>
          <table:table-cell office:value-type="float" office:value="0.925303" calcext:value-type="float">
            <text:p>0.925303</text:p>
          </table:table-cell>
          <table:table-cell office:value-type="float" office:value="0.925322" calcext:value-type="float">
            <text:p>0.9253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2651" calcext:value-type="float">
            <text:p>0.922651</text:p>
          </table:table-cell>
          <table:table-cell office:value-type="float" office:value="0.922856" calcext:value-type="float">
            <text:p>0.922856</text:p>
          </table:table-cell>
          <table:table-cell office:value-type="float" office:value="0.922864" calcext:value-type="float">
            <text:p>0.922864</text:p>
          </table:table-cell>
          <table:table-cell office:value-type="float" office:value="0.922762" calcext:value-type="float">
            <text:p>0.922762</text:p>
          </table:table-cell>
          <table:table-cell office:value-type="float" office:value="0.922694" calcext:value-type="float">
            <text:p>0.922694</text:p>
          </table:table-cell>
          <table:table-cell office:value-type="float" office:value="0.922626" calcext:value-type="float">
            <text:p>0.922626</text:p>
          </table:table-cell>
          <table:table-cell office:value-type="float" office:value="0.923325" calcext:value-type="float">
            <text:p>0.923325</text:p>
          </table:table-cell>
          <table:table-cell office:value-type="float" office:value="0.923376" calcext:value-type="float">
            <text:p>0.92337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43311" calcext:value-type="float">
            <text:p>0.243311</text:p>
          </table:table-cell>
          <table:table-cell office:value-type="float" office:value="0.245882" calcext:value-type="float">
            <text:p>0.245882</text:p>
          </table:table-cell>
          <table:table-cell office:value-type="float" office:value="0.245995" calcext:value-type="float">
            <text:p>0.245995</text:p>
          </table:table-cell>
          <table:table-cell office:value-type="float" office:value="0.245855" calcext:value-type="float">
            <text:p>0.245855</text:p>
          </table:table-cell>
          <table:table-cell office:value-type="float" office:value="0.244939" calcext:value-type="float">
            <text:p>0.244939</text:p>
          </table:table-cell>
          <table:table-cell office:value-type="float" office:value="0.243303" calcext:value-type="float">
            <text:p>0.243303</text:p>
          </table:table-cell>
          <table:table-cell office:value-type="float" office:value="0.240612" calcext:value-type="float">
            <text:p>0.240612</text:p>
          </table:table-cell>
          <table:table-cell office:value-type="float" office:value="0.244489" calcext:value-type="float">
            <text:p>0.244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402" calcext:value-type="float">
            <text:p>0.925402</text:p>
          </table:table-cell>
          <table:table-cell table:number-columns-repeated="2" office:value-type="float" office:value="0.925398" calcext:value-type="float">
            <text:p>0.925398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409" calcext:value-type="float">
            <text:p>0.925409</text:p>
          </table:table-cell>
          <table:table-cell office:value-type="float" office:value="0.925406" calcext:value-type="float">
            <text:p>0.925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683" calcext:value-type="float">
            <text:p>0.923683</text:p>
          </table:table-cell>
          <table:table-cell office:value-type="float" office:value="0.923674" calcext:value-type="float">
            <text:p>0.923674</text:p>
          </table:table-cell>
          <table:table-cell office:value-type="float" office:value="0.923683" calcext:value-type="float">
            <text:p>0.923683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666" calcext:value-type="float">
            <text:p>0.92366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0412" calcext:value-type="float">
            <text:p>0.240412</text:p>
          </table:table-cell>
          <table:table-cell office:value-type="float" office:value="0.238877" calcext:value-type="float">
            <text:p>0.238877</text:p>
          </table:table-cell>
          <table:table-cell office:value-type="float" office:value="0.239103" calcext:value-type="float">
            <text:p>0.239103</text:p>
          </table:table-cell>
          <table:table-cell office:value-type="float" office:value="0.240232" calcext:value-type="float">
            <text:p>0.240232</text:p>
          </table:table-cell>
          <table:table-cell office:value-type="float" office:value="0.238957" calcext:value-type="float">
            <text:p>0.238957</text:p>
          </table:table-cell>
          <table:table-cell office:value-type="float" office:value="0.240028" calcext:value-type="float">
            <text:p>0.240028</text:p>
          </table:table-cell>
          <table:table-cell office:value-type="float" office:value="0.237797" calcext:value-type="float">
            <text:p>0.237797</text:p>
          </table:table-cell>
          <table:table-cell office:value-type="float" office:value="0.237486" calcext:value-type="float">
            <text:p>0.2374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964" calcext:value-type="float">
            <text:p>0.924964</text:p>
          </table:table-cell>
          <table:table-cell office:value-type="float" office:value="0.925015" calcext:value-type="float">
            <text:p>0.92501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4756" calcext:value-type="float">
            <text:p>0.924756</text:p>
          </table:table-cell>
          <table:table-cell office:value-type="float" office:value="0.925019" calcext:value-type="float">
            <text:p>0.925019</text:p>
          </table:table-cell>
          <table:table-cell office:value-type="float" office:value="0.924799" calcext:value-type="float">
            <text:p>0.924799</text:p>
          </table:table-cell>
          <table:table-cell office:value-type="float" office:value="0.925227" calcext:value-type="float">
            <text:p>0.925227</text:p>
          </table:table-cell>
          <table:table-cell office:value-type="float" office:value="0.925322" calcext:value-type="float">
            <text:p>0.9253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507" calcext:value-type="float">
            <text:p>0.922507</text:p>
          </table:table-cell>
          <table:table-cell office:value-type="float" office:value="0.922847" calcext:value-type="float">
            <text:p>0.922847</text:p>
          </table:table-cell>
          <table:table-cell office:value-type="float" office:value="0.922677" calcext:value-type="float">
            <text:p>0.922677</text:p>
          </table:table-cell>
          <table:table-cell office:value-type="float" office:value="0.922353" calcext:value-type="float">
            <text:p>0.922353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22362" calcext:value-type="float">
            <text:p>0.92236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444" calcext:value-type="float">
            <text:p>0.92344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898" calcext:value-type="float">
            <text:p>0.23898</text:p>
          </table:table-cell>
          <table:table-cell office:value-type="float" office:value="0.238935" calcext:value-type="float">
            <text:p>0.238935</text:p>
          </table:table-cell>
          <table:table-cell office:value-type="float" office:value="0.239095" calcext:value-type="float">
            <text:p>0.239095</text:p>
          </table:table-cell>
          <table:table-cell office:value-type="float" office:value="0.238909" calcext:value-type="float">
            <text:p>0.238909</text:p>
          </table:table-cell>
          <table:table-cell office:value-type="float" office:value="0.238465" calcext:value-type="float">
            <text:p>0.238465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238092" calcext:value-type="float">
            <text:p>0.238092</text:p>
          </table:table-cell>
          <table:table-cell office:value-type="float" office:value="0.237279" calcext:value-type="float">
            <text:p>0.2372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285" calcext:value-type="float">
            <text:p>0.925285</text:p>
          </table:table-cell>
          <table:table-cell office:value-type="float" office:value="0.925282" calcext:value-type="float">
            <text:p>0.925282</text:p>
          </table:table-cell>
          <table:table-cell office:value-type="float" office:value="0.925274" calcext:value-type="float">
            <text:p>0.925274</text:p>
          </table:table-cell>
          <table:table-cell office:value-type="float" office:value="0.92523" calcext:value-type="float">
            <text:p>0.92523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25245" calcext:value-type="float">
            <text:p>0.925245</text:p>
          </table:table-cell>
          <table:table-cell office:value-type="float" office:value="0.925128" calcext:value-type="float">
            <text:p>0.925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231" calcext:value-type="float">
            <text:p>0.923231</text:p>
          </table:table-cell>
          <table:table-cell table:number-columns-repeated="2" office:value-type="float" office:value="0.923282" calcext:value-type="float">
            <text:p>0.923282</text:p>
          </table:table-cell>
          <table:table-cell office:value-type="float" office:value="0.923137" calcext:value-type="float">
            <text:p>0.923137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222" calcext:value-type="float">
            <text:p>0.923222</text:p>
          </table:table-cell>
          <table:table-cell office:value-type="float" office:value="0.923035" calcext:value-type="float">
            <text:p>0.9230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43707" calcext:value-type="float">
            <text:p>0.243707</text:p>
          </table:table-cell>
          <table:table-cell office:value-type="float" office:value="0.247024" calcext:value-type="float">
            <text:p>0.247024</text:p>
          </table:table-cell>
          <table:table-cell office:value-type="float" office:value="0.246566" calcext:value-type="float">
            <text:p>0.246566</text:p>
          </table:table-cell>
          <table:table-cell office:value-type="float" office:value="0.247087" calcext:value-type="float">
            <text:p>0.247087</text:p>
          </table:table-cell>
          <table:table-cell office:value-type="float" office:value="0.24587" calcext:value-type="float">
            <text:p>0.24587</text:p>
          </table:table-cell>
          <table:table-cell office:value-type="float" office:value="0.247232" calcext:value-type="float">
            <text:p>0.247232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0.243341" calcext:value-type="float">
            <text:p>0.2433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57" calcext:value-type="float">
            <text:p>0.925457</text:p>
          </table:table-cell>
          <table:table-cell office:value-type="float" office:value="0.925453" calcext:value-type="float">
            <text:p>0.925453</text:p>
          </table:table-cell>
          <table:table-cell table:number-columns-repeated="3" office:value-type="float" office:value="0.92545" calcext:value-type="float">
            <text:p>0.92545</text:p>
          </table:table-cell>
          <table:table-cell table:number-columns-repeated="2" office:value-type="float" office:value="0.925439" calcext:value-type="float">
            <text:p>0.9254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46" calcext:value-type="float">
            <text:p>0.923546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6474" calcext:value-type="float">
            <text:p>0.236474</text:p>
          </table:table-cell>
          <table:table-cell office:value-type="float" office:value="0.235763" calcext:value-type="float">
            <text:p>0.235763</text:p>
          </table:table-cell>
          <table:table-cell office:value-type="float" office:value="0.23572" calcext:value-type="float">
            <text:p>0.23572</text:p>
          </table:table-cell>
          <table:table-cell office:value-type="float" office:value="0.235598" calcext:value-type="float">
            <text:p>0.235598</text:p>
          </table:table-cell>
          <table:table-cell office:value-type="float" office:value="0.23558" calcext:value-type="float">
            <text:p>0.23558</text:p>
          </table:table-cell>
          <table:table-cell office:value-type="float" office:value="0.235518" calcext:value-type="float">
            <text:p>0.235518</text:p>
          </table:table-cell>
          <table:table-cell office:value-type="float" office:value="0.235322" calcext:value-type="float">
            <text:p>0.235322</text:p>
          </table:table-cell>
          <table:table-cell office:value-type="float" office:value="0.235733" calcext:value-type="float">
            <text:p>0.2357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4989" calcext:value-type="float">
            <text:p>0.924989</text:p>
          </table:table-cell>
          <table:table-cell table:number-columns-repeated="2" office:value-type="float" office:value="0.925249" calcext:value-type="float">
            <text:p>0.925249</text:p>
          </table:table-cell>
          <table:table-cell office:value-type="float" office:value="0.925274" calcext:value-type="float">
            <text:p>0.92527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274" calcext:value-type="float">
            <text:p>0.925274</text:p>
          </table:table-cell>
          <table:table-cell office:value-type="float" office:value="0.925329" calcext:value-type="float">
            <text:p>0.925329</text:p>
          </table:table-cell>
          <table:table-cell office:value-type="float" office:value="0.925238" calcext:value-type="float">
            <text:p>0.9252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23018" calcext:value-type="float">
            <text:p>0.923018</text:p>
          </table:table-cell>
          <table:table-cell office:value-type="float" office:value="0.923061" calcext:value-type="float">
            <text:p>0.923061</text:p>
          </table:table-cell>
          <table:table-cell office:value-type="float" office:value="0.923137" calcext:value-type="float">
            <text:p>0.923137</text:p>
          </table:table-cell>
          <table:table-cell office:value-type="float" office:value="0.923154" calcext:value-type="float">
            <text:p>0.923154</text:p>
          </table:table-cell>
          <table:table-cell office:value-type="float" office:value="0.923069" calcext:value-type="float">
            <text:p>0.923069</text:p>
          </table:table-cell>
          <table:table-cell office:value-type="float" office:value="0.923274" calcext:value-type="float">
            <text:p>0.923274</text:p>
          </table:table-cell>
          <table:table-cell office:value-type="float" office:value="0.92295" calcext:value-type="float">
            <text:p>0.922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34551" calcext:value-type="float">
            <text:p>0.234551</text:p>
          </table:table-cell>
          <table:table-cell office:value-type="float" office:value="0.247421" calcext:value-type="float">
            <text:p>0.247421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44571" calcext:value-type="float">
            <text:p>0.244571</text:p>
          </table:table-cell>
          <table:table-cell office:value-type="float" office:value="0.242638" calcext:value-type="float">
            <text:p>0.242638</text:p>
          </table:table-cell>
          <table:table-cell office:value-type="float" office:value="0.24194" calcext:value-type="float">
            <text:p>0.24194</text:p>
          </table:table-cell>
          <table:table-cell office:value-type="float" office:value="0.238601" calcext:value-type="float">
            <text:p>0.238601</text:p>
          </table:table-cell>
          <table:table-cell office:value-type="float" office:value="0.238801" calcext:value-type="float">
            <text:p>0.2388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176" calcext:value-type="float">
            <text:p>0.925176</text:p>
          </table:table-cell>
          <table:table-cell office:value-type="float" office:value="0.92248" calcext:value-type="float">
            <text:p>0.92248</text:p>
          </table:table-cell>
          <table:table-cell office:value-type="float" office:value="0.923002" calcext:value-type="float">
            <text:p>0.923002</text:p>
          </table:table-cell>
          <table:table-cell office:value-type="float" office:value="0.923159" calcext:value-type="float">
            <text:p>0.923159</text:p>
          </table:table-cell>
          <table:table-cell office:value-type="float" office:value="0.923678" calcext:value-type="float">
            <text:p>0.923678</text:p>
          </table:table-cell>
          <table:table-cell office:value-type="float" office:value="0.923945" calcext:value-type="float">
            <text:p>0.923945</text:p>
          </table:table-cell>
          <table:table-cell office:value-type="float" office:value="0.924547" calcext:value-type="float">
            <text:p>0.924547</text:p>
          </table:table-cell>
          <table:table-cell office:value-type="float" office:value="0.924496" calcext:value-type="float">
            <text:p>0.9244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2916" calcext:value-type="float">
            <text:p>0.922916</text:p>
          </table:table-cell>
          <table:table-cell office:value-type="float" office:value="0.918347" calcext:value-type="float">
            <text:p>0.918347</text:p>
          </table:table-cell>
          <table:table-cell office:value-type="float" office:value="0.918927" calcext:value-type="float">
            <text:p>0.918927</text:p>
          </table:table-cell>
          <table:table-cell office:value-type="float" office:value="0.919344" calcext:value-type="float">
            <text:p>0.919344</text:p>
          </table:table-cell>
          <table:table-cell office:value-type="float" office:value="0.919958" calcext:value-type="float">
            <text:p>0.919958</text:p>
          </table:table-cell>
          <table:table-cell office:value-type="float" office:value="0.920188" calcext:value-type="float">
            <text:p>0.920188</text:p>
          </table:table-cell>
          <table:table-cell office:value-type="float" office:value="0.921475" calcext:value-type="float">
            <text:p>0.921475</text:p>
          </table:table-cell>
          <table:table-cell office:value-type="float" office:value="0.921416" calcext:value-type="float">
            <text:p>0.921416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51475" calcext:value-type="float">
            <text:p>0.251475</text:p>
          </table:table-cell>
          <table:table-cell office:value-type="float" office:value="0.265828" calcext:value-type="float">
            <text:p>0.265828</text:p>
          </table:table-cell>
          <table:table-cell office:value-type="float" office:value="0.266035" calcext:value-type="float">
            <text:p>0.266035</text:p>
          </table:table-cell>
          <table:table-cell office:value-type="float" office:value="0.26584" calcext:value-type="float">
            <text:p>0.26584</text:p>
          </table:table-cell>
          <table:table-cell office:value-type="float" office:value="0.26611" calcext:value-type="float">
            <text:p>0.26611</text:p>
          </table:table-cell>
          <table:table-cell office:value-type="float" office:value="0.263151" calcext:value-type="float">
            <text:p>0.263151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40827" calcext:value-type="float">
            <text:p>0.2408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1895" calcext:value-type="float">
            <text:p>0.921895</text:p>
          </table:table-cell>
          <table:table-cell table:number-columns-repeated="4" office:value-type="float" office:value="0.925409" calcext:value-type="float">
            <text:p>0.925409</text:p>
          </table:table-cell>
          <table:table-cell office:value-type="float" office:value="0.925413" calcext:value-type="float">
            <text:p>0.925413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4" calcext:value-type="float">
            <text:p>0.925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" calcext:value-type="float">
            <text:p>0.917299</text:p>
          </table:table-cell>
          <table:table-cell table:number-columns-repeated="3" office:value-type="float" office:value="0.923623" calcext:value-type="float">
            <text:p>0.923623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393" calcext:value-type="float">
            <text:p>0.92339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8412" calcext:value-type="float">
            <text:p>0.248412</text:p>
          </table:table-cell>
          <table:table-cell office:value-type="float" office:value="0.235252" calcext:value-type="float">
            <text:p>0.235252</text:p>
          </table:table-cell>
          <table:table-cell office:value-type="float" office:value="0.235246" calcext:value-type="float">
            <text:p>0.235246</text:p>
          </table:table-cell>
          <table:table-cell office:value-type="float" office:value="0.235213" calcext:value-type="float">
            <text:p>0.235213</text:p>
          </table:table-cell>
          <table:table-cell office:value-type="float" office:value="0.235099" calcext:value-type="float">
            <text:p>0.235099</text:p>
          </table:table-cell>
          <table:table-cell office:value-type="float" office:value="0.235501" calcext:value-type="float">
            <text:p>0.235501</text:p>
          </table:table-cell>
          <table:table-cell office:value-type="float" office:value="0.23524" calcext:value-type="float">
            <text:p>0.23524</text:p>
          </table:table-cell>
          <table:table-cell office:value-type="float" office:value="0.235196" calcext:value-type="float">
            <text:p>0.2351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31" calcext:value-type="float">
            <text:p>0.925431</text:p>
          </table:table-cell>
          <table:table-cell table:number-columns-repeated="2" office:value-type="float" office:value="0.925139" calcext:value-type="float">
            <text:p>0.925139</text:p>
          </table:table-cell>
          <table:table-cell office:value-type="float" office:value="0.925146" calcext:value-type="float">
            <text:p>0.925146</text:p>
          </table:table-cell>
          <table:table-cell office:value-type="float" office:value="0.925157" calcext:value-type="float">
            <text:p>0.925157</text:p>
          </table:table-cell>
          <table:table-cell office:value-type="float" office:value="0.924949" calcext:value-type="float">
            <text:p>0.924949</text:p>
          </table:table-cell>
          <table:table-cell office:value-type="float" office:value="0.925219" calcext:value-type="float">
            <text:p>0.925219</text:p>
          </table:table-cell>
          <table:table-cell office:value-type="float" office:value="0.925209" calcext:value-type="float">
            <text:p>0.9252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22805" calcext:value-type="float">
            <text:p>0.922805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813" calcext:value-type="float">
            <text:p>0.922813</text:p>
          </table:table-cell>
          <table:table-cell office:value-type="float" office:value="0.922421" calcext:value-type="float">
            <text:p>0.922421</text:p>
          </table:table-cell>
          <table:table-cell office:value-type="float" office:value="0.922941" calcext:value-type="float">
            <text:p>0.922941</text:p>
          </table:table-cell>
          <table:table-cell office:value-type="float" office:value="0.922975" calcext:value-type="float">
            <text:p>0.922975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19]*[.E20])/[.E18]" office:value-type="float" office:value="0.000365282125649746" calcext:value-type="float">
            <text:p>0.0003652821</text:p>
          </table:table-cell>
          <table:table-cell table:style-name="ce1" table:formula="of:=100*([.F19]*[.F20])/[.F18]" office:value-type="float" office:value="0.0467561120831674" calcext:value-type="float">
            <text:p>0.0467561121</text:p>
          </table:table-cell>
          <table:table-cell table:style-name="ce1" table:formula="of:=100*([.G19]*[.G20])/[.G18]" office:value-type="float" office:value="0.0935122241663349" calcext:value-type="float">
            <text:p>0.0935122242</text:p>
          </table:table-cell>
          <table:table-cell table:style-name="ce1" table:formula="of:=100*([.H19]*[.H20])/[.H18]" office:value-type="float" office:value="0.18702444833267" calcext:value-type="float">
            <text:p>0.1870244483</text:p>
          </table:table-cell>
          <table:table-cell table:style-name="ce1" table:formula="of:=100*([.I19]*[.I20])/[.I18]" office:value-type="float" office:value="0.374048896665339" calcext:value-type="float">
            <text:p>0.3740488967</text:p>
          </table:table-cell>
          <table:table-cell table:style-name="ce1" table:formula="of:=100*([.J19]*[.J20])/[.J18]" office:value-type="float" office:value="0.748097793330679" calcext:value-type="float">
            <text:p>0.7480977933</text:p>
          </table:table-cell>
          <table:table-cell table:style-name="ce1" table:formula="of:=100*([.K19]*[.K20])/[.K18]" office:value-type="float" office:value="1.49619558666136" calcext:value-type="float">
            <text:p>1.4961955867</text:p>
          </table:table-cell>
          <table:table-cell table:style-name="ce1" table:formula="of:=100*([.L19]*[.L20])/[.L1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19]*[.O20])/[.O18]" office:value-type="float" office:value="0.000365282125649746" calcext:value-type="float">
            <text:p>0.0003652821</text:p>
          </table:table-cell>
          <table:table-cell table:style-name="ce1" table:formula="of:=100*([.P19]*[.P20])/[.P18]" office:value-type="float" office:value="0.0467561120831674" calcext:value-type="float">
            <text:p>0.0467561121</text:p>
          </table:table-cell>
          <table:table-cell table:style-name="ce1" table:formula="of:=100*([.Q19]*[.Q20])/[.Q18]" office:value-type="float" office:value="0.0935122241663349" calcext:value-type="float">
            <text:p>0.0935122242</text:p>
          </table:table-cell>
          <table:table-cell table:style-name="ce1" table:formula="of:=100*([.R19]*[.R20])/[.R18]" office:value-type="float" office:value="0.18702444833267" calcext:value-type="float">
            <text:p>0.1870244483</text:p>
          </table:table-cell>
          <table:table-cell table:style-name="ce1" table:formula="of:=100*([.S19]*[.S20])/[.S18]" office:value-type="float" office:value="0.374048896665339" calcext:value-type="float">
            <text:p>0.3740488967</text:p>
          </table:table-cell>
          <table:table-cell table:style-name="ce1" table:formula="of:=100*([.T19]*[.T20])/[.T18]" office:value-type="float" office:value="0.748097793330679" calcext:value-type="float">
            <text:p>0.7480977933</text:p>
          </table:table-cell>
          <table:table-cell table:style-name="ce1" table:formula="of:=100*([.U19]*[.U20])/[.U18]" office:value-type="float" office:value="1.49619558666136" calcext:value-type="float">
            <text:p>1.4961955867</text:p>
          </table:table-cell>
          <table:table-cell table:style-name="ce1" table:formula="of:=100*([.V19]*[.V20])/[.V1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19]*[.Y20])/[.Y18]" office:value-type="float" office:value="0.000365282125649746" calcext:value-type="float">
            <text:p>0.0003652821</text:p>
          </table:table-cell>
          <table:table-cell table:style-name="ce1" table:formula="of:=100*([.Z19]*[.Z20])/[.Z18]" office:value-type="float" office:value="0.0467561120831674" calcext:value-type="float">
            <text:p>0.0467561121</text:p>
          </table:table-cell>
          <table:table-cell table:style-name="ce1" table:formula="of:=100*([.AA19]*[.AA20])/[.AA18]" office:value-type="float" office:value="0.0935122241663349" calcext:value-type="float">
            <text:p>0.0935122242</text:p>
          </table:table-cell>
          <table:table-cell table:style-name="ce1" table:formula="of:=100*([.AB19]*[.AB20])/[.AB18]" office:value-type="float" office:value="0.18702444833267" calcext:value-type="float">
            <text:p>0.1870244483</text:p>
          </table:table-cell>
          <table:table-cell table:style-name="ce1" table:formula="of:=100*([.AC19]*[.AC20])/[.AC18]" office:value-type="float" office:value="0.374048896665339" calcext:value-type="float">
            <text:p>0.3740488967</text:p>
          </table:table-cell>
          <table:table-cell table:style-name="ce1" table:formula="of:=100*([.AD19]*[.AD20])/[.AD18]" office:value-type="float" office:value="0.748097793330679" calcext:value-type="float">
            <text:p>0.7480977933</text:p>
          </table:table-cell>
          <table:table-cell table:style-name="ce1" table:formula="of:=100*([.AE19]*[.AE20])/[.AE18]" office:value-type="float" office:value="1.49619558666136" calcext:value-type="float">
            <text:p>1.4961955867</text:p>
          </table:table-cell>
          <table:table-cell table:style-name="ce1" table:formula="of:=100*([.AF19]*[.AF20])/[.AF18]" office:value-type="float" office:value="2.99239117332272" calcext:value-type="float">
            <text:p>2.99239117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5942" calcext:value-type="float">
            <text:p>0.245942</text:p>
          </table:table-cell>
          <table:table-cell office:value-type="float" office:value="0.247041" calcext:value-type="float">
            <text:p>0.247041</text:p>
          </table:table-cell>
          <table:table-cell office:value-type="float" office:value="0.243262" calcext:value-type="float">
            <text:p>0.243262</text:p>
          </table:table-cell>
          <table:table-cell office:value-type="float" office:value="0.243103" calcext:value-type="float">
            <text:p>0.243103</text:p>
          </table:table-cell>
          <table:table-cell office:value-type="float" office:value="0.242598" calcext:value-type="float">
            <text:p>0.242598</text:p>
          </table:table-cell>
          <table:table-cell office:value-type="float" office:value="0.245977" calcext:value-type="float">
            <text:p>0.245977</text:p>
          </table:table-cell>
          <table:table-cell office:value-type="float" office:value="0.242642" calcext:value-type="float">
            <text:p>0.242642</text:p>
          </table:table-cell>
          <table:table-cell office:value-type="float" office:value="0.242409" calcext:value-type="float">
            <text:p>0.2424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4986" calcext:value-type="float">
            <text:p>0.924986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09" calcext:value-type="float">
            <text:p>0.925409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925358" calcext:value-type="float">
            <text:p>0.925358</text:p>
          </table:table-cell>
          <table:table-cell office:value-type="float" office:value="0.925453" calcext:value-type="float">
            <text:p>0.925453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25168" calcext:value-type="float">
            <text:p>0.925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2984" calcext:value-type="float">
            <text:p>0.922984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89" calcext:value-type="float">
            <text:p>0.923589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538" calcext:value-type="float">
            <text:p>0.92353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316" calcext:value-type="float">
            <text:p>0.923316</text:p>
          </table:table-cell>
          <table:table-cell office:value-type="float" office:value="0.92324" calcext:value-type="float">
            <text:p>0.9232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217" calcext:value-type="float">
            <text:p>0.240217</text:p>
          </table:table-cell>
          <table:table-cell office:value-type="float" office:value="0.240939" calcext:value-type="float">
            <text:p>0.240939</text:p>
          </table:table-cell>
          <table:table-cell office:value-type="float" office:value="0.240318" calcext:value-type="float">
            <text:p>0.240318</text:p>
          </table:table-cell>
          <table:table-cell office:value-type="float" office:value="0.240444" calcext:value-type="float">
            <text:p>0.240444</text:p>
          </table:table-cell>
          <table:table-cell office:value-type="float" office:value="0.240348" calcext:value-type="float">
            <text:p>0.240348</text:p>
          </table:table-cell>
          <table:table-cell office:value-type="float" office:value="0.241844" calcext:value-type="float">
            <text:p>0.241844</text:p>
          </table:table-cell>
          <table:table-cell office:value-type="float" office:value="0.240387" calcext:value-type="float">
            <text:p>0.240387</text:p>
          </table:table-cell>
          <table:table-cell office:value-type="float" office:value="0.240442" calcext:value-type="float">
            <text:p>0.2404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4898" calcext:value-type="float">
            <text:p>0.924898</text:p>
          </table:table-cell>
          <table:table-cell office:value-type="float" office:value="0.925176" calcext:value-type="float">
            <text:p>0.925176</text:p>
          </table:table-cell>
          <table:table-cell office:value-type="float" office:value="0.925289" calcext:value-type="float">
            <text:p>0.925289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296" calcext:value-type="float">
            <text:p>0.925296</text:p>
          </table:table-cell>
          <table:table-cell office:value-type="float" office:value="0.92515" calcext:value-type="float">
            <text:p>0.92515</text:p>
          </table:table-cell>
          <table:table-cell office:value-type="float" office:value="0.925274" calcext:value-type="float">
            <text:p>0.925274</text:p>
          </table:table-cell>
          <table:table-cell office:value-type="float" office:value="0.925271" calcext:value-type="float">
            <text:p>0.925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2651" calcext:value-type="float">
            <text:p>0.922651</text:p>
          </table:table-cell>
          <table:table-cell office:value-type="float" office:value="0.923103" calcext:value-type="float">
            <text:p>0.923103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23299" calcext:value-type="float">
            <text:p>0.923299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22933" calcext:value-type="float">
            <text:p>0.922933</text:p>
          </table:table-cell>
          <table:table-cell table:number-columns-repeated="2" office:value-type="float" office:value="0.923205" calcext:value-type="float">
            <text:p>0.92320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43311" calcext:value-type="float">
            <text:p>0.243311</text:p>
          </table:table-cell>
          <table:table-cell office:value-type="float" office:value="0.242092" calcext:value-type="float">
            <text:p>0.242092</text:p>
          </table:table-cell>
          <table:table-cell office:value-type="float" office:value="0.241692" calcext:value-type="float">
            <text:p>0.241692</text:p>
          </table:table-cell>
          <table:table-cell office:value-type="float" office:value="0.241005" calcext:value-type="float">
            <text:p>0.241005</text:p>
          </table:table-cell>
          <table:table-cell office:value-type="float" office:value="0.24072" calcext:value-type="float">
            <text:p>0.24072</text:p>
          </table:table-cell>
          <table:table-cell office:value-type="float" office:value="0.243119" calcext:value-type="float">
            <text:p>0.243119</text:p>
          </table:table-cell>
          <table:table-cell office:value-type="float" office:value="0.239803" calcext:value-type="float">
            <text:p>0.239803</text:p>
          </table:table-cell>
          <table:table-cell office:value-type="float" office:value="0.239763" calcext:value-type="float">
            <text:p>0.239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424" calcext:value-type="float">
            <text:p>0.925424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09" calcext:value-type="float">
            <text:p>0.925409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4555" calcext:value-type="float">
            <text:p>0.924555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88" calcext:value-type="float">
            <text:p>0.92538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.923572" calcext:value-type="float">
            <text:p>0.923572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1876" calcext:value-type="float">
            <text:p>0.921876</text:p>
          </table:table-cell>
          <table:table-cell office:value-type="float" office:value="0.923495" calcext:value-type="float">
            <text:p>0.923495</text:p>
          </table:table-cell>
          <table:table-cell office:value-type="float" office:value="0.923359" calcext:value-type="float">
            <text:p>0.92335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0412" calcext:value-type="float">
            <text:p>0.240412</text:p>
          </table:table-cell>
          <table:table-cell office:value-type="float" office:value="0.239473" calcext:value-type="float">
            <text:p>0.239473</text:p>
          </table:table-cell>
          <table:table-cell office:value-type="float" office:value="0.238409" calcext:value-type="float">
            <text:p>0.238409</text:p>
          </table:table-cell>
          <table:table-cell office:value-type="float" office:value="0.238084" calcext:value-type="float">
            <text:p>0.238084</text:p>
          </table:table-cell>
          <table:table-cell office:value-type="float" office:value="0.238157" calcext:value-type="float">
            <text:p>0.238157</text:p>
          </table:table-cell>
          <table:table-cell office:value-type="float" office:value="0.251577" calcext:value-type="float">
            <text:p>0.251577</text:p>
          </table:table-cell>
          <table:table-cell office:value-type="float" office:value="0.241235" calcext:value-type="float">
            <text:p>0.241235</text:p>
          </table:table-cell>
          <table:table-cell office:value-type="float" office:value="0.240944" calcext:value-type="float">
            <text:p>0.2409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964" calcext:value-type="float">
            <text:p>0.924964</text:p>
          </table:table-cell>
          <table:table-cell office:value-type="float" office:value="0.925296" calcext:value-type="float">
            <text:p>0.925296</text:p>
          </table:table-cell>
          <table:table-cell office:value-type="float" office:value="0.924891" calcext:value-type="float">
            <text:p>0.924891</text:p>
          </table:table-cell>
          <table:table-cell office:value-type="float" office:value="0.92507" calcext:value-type="float">
            <text:p>0.92507</text:p>
          </table:table-cell>
          <table:table-cell office:value-type="float" office:value="0.925073" calcext:value-type="float">
            <text:p>0.925073</text:p>
          </table:table-cell>
          <table:table-cell office:value-type="float" office:value="0.921651" calcext:value-type="float">
            <text:p>0.921651</text:p>
          </table:table-cell>
          <table:table-cell office:value-type="float" office:value="0.925388" calcext:value-type="float">
            <text:p>0.925388</text:p>
          </table:table-cell>
          <table:table-cell office:value-type="float" office:value="0.925373" calcext:value-type="float">
            <text:p>0.9253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507" calcext:value-type="float">
            <text:p>0.922507</text:p>
          </table:table-cell>
          <table:table-cell office:value-type="float" office:value="0.923419" calcext:value-type="float">
            <text:p>0.923419</text:p>
          </table:table-cell>
          <table:table-cell office:value-type="float" office:value="0.922651" calcext:value-type="float">
            <text:p>0.922651</text:p>
          </table:table-cell>
          <table:table-cell office:value-type="float" office:value="0.922856" calcext:value-type="float">
            <text:p>0.922856</text:p>
          </table:table-cell>
          <table:table-cell office:value-type="float" office:value="0.922796" calcext:value-type="float">
            <text:p>0.922796</text:p>
          </table:table-cell>
          <table:table-cell office:value-type="float" office:value="0.918424" calcext:value-type="float">
            <text:p>0.918424</text:p>
          </table:table-cell>
          <table:table-cell table:number-columns-repeated="2"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898" calcext:value-type="float">
            <text:p>0.23898</text:p>
          </table:table-cell>
          <table:table-cell office:value-type="float" office:value="0.238948" calcext:value-type="float">
            <text:p>0.238948</text:p>
          </table:table-cell>
          <table:table-cell office:value-type="float" office:value="0.239303" calcext:value-type="float">
            <text:p>0.239303</text:p>
          </table:table-cell>
          <table:table-cell office:value-type="float" office:value="0.23938" calcext:value-type="float">
            <text:p>0.23938</text:p>
          </table:table-cell>
          <table:table-cell office:value-type="float" office:value="0.239376" calcext:value-type="float">
            <text:p>0.239376</text:p>
          </table:table-cell>
          <table:table-cell office:value-type="float" office:value="0.241238" calcext:value-type="float">
            <text:p>0.241238</text:p>
          </table:table-cell>
          <table:table-cell office:value-type="float" office:value="0.237773" calcext:value-type="float">
            <text:p>0.237773</text:p>
          </table:table-cell>
          <table:table-cell office:value-type="float" office:value="0.237596" calcext:value-type="float">
            <text:p>0.2375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318" calcext:value-type="float">
            <text:p>0.925318</text:p>
          </table:table-cell>
          <table:table-cell office:value-type="float" office:value="0.925322" calcext:value-type="float">
            <text:p>0.925322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0.925033" calcext:value-type="float">
            <text:p>0.9250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512" calcext:value-type="float">
            <text:p>0.923512</text:p>
          </table:table-cell>
          <table:table-cell office:value-type="float" office:value="0.923478" calcext:value-type="float">
            <text:p>0.923478</text:p>
          </table:table-cell>
          <table:table-cell office:value-type="float" office:value="0.923529" calcext:value-type="float">
            <text:p>0.923529</text:p>
          </table:table-cell>
          <table:table-cell office:value-type="float" office:value="0.923538" calcext:value-type="float">
            <text:p>0.923538</text:p>
          </table:table-cell>
          <table:table-cell office:value-type="float" office:value="0.922941" calcext:value-type="float">
            <text:p>0.922941</text:p>
          </table:table-cell>
          <table:table-cell office:value-type="float" office:value="0.922958" calcext:value-type="float">
            <text:p>0.92295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43707" calcext:value-type="float">
            <text:p>0.243707</text:p>
          </table:table-cell>
          <table:table-cell office:value-type="float" office:value="0.249174" calcext:value-type="float">
            <text:p>0.249174</text:p>
          </table:table-cell>
          <table:table-cell office:value-type="float" office:value="0.24776" calcext:value-type="float">
            <text:p>0.24776</text:p>
          </table:table-cell>
          <table:table-cell office:value-type="float" office:value="0.247919" calcext:value-type="float">
            <text:p>0.247919</text:p>
          </table:table-cell>
          <table:table-cell office:value-type="float" office:value="0.248459" calcext:value-type="float">
            <text:p>0.248459</text:p>
          </table:table-cell>
          <table:table-cell office:value-type="float" office:value="0.236465" calcext:value-type="float">
            <text:p>0.236465</text:p>
          </table:table-cell>
          <table:table-cell office:value-type="float" office:value="0.238942" calcext:value-type="float">
            <text:p>0.238942</text:p>
          </table:table-cell>
          <table:table-cell office:value-type="float" office:value="0.239347" calcext:value-type="float">
            <text:p>0.2393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57" calcext:value-type="float">
            <text:p>0.925457</text:p>
          </table:table-cell>
          <table:table-cell office:value-type="float" office:value="0.925453" calcext:value-type="float">
            <text:p>0.925453</text:p>
          </table:table-cell>
          <table:table-cell office:value-type="float" office:value="0.925402" calcext:value-type="float">
            <text:p>0.925402</text:p>
          </table:table-cell>
          <table:table-cell office:value-type="float" office:value="0.924628" calcext:value-type="float">
            <text:p>0.924628</text:p>
          </table:table-cell>
          <table:table-cell office:value-type="float" office:value="0.924624" calcext:value-type="float">
            <text:p>0.9246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98" calcext:value-type="float">
            <text:p>0.923598</text:p>
          </table:table-cell>
          <table:table-cell table:number-columns-repeated="2" office:value-type="float" office:value="0.923572" calcext:value-type="float">
            <text:p>0.923572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2967" calcext:value-type="float">
            <text:p>0.922967</text:p>
          </table:table-cell>
          <table:table-cell office:value-type="float" office:value="0.921637" calcext:value-type="float">
            <text:p>0.921637</text:p>
          </table:table-cell>
          <table:table-cell office:value-type="float" office:value="0.921569" calcext:value-type="float">
            <text:p>0.92156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6474" calcext:value-type="float">
            <text:p>0.236474</text:p>
          </table:table-cell>
          <table:table-cell office:value-type="float" office:value="0.239775" calcext:value-type="float">
            <text:p>0.239775</text:p>
          </table:table-cell>
          <table:table-cell office:value-type="float" office:value="0.241272" calcext:value-type="float">
            <text:p>0.241272</text:p>
          </table:table-cell>
          <table:table-cell office:value-type="float" office:value="0.241261" calcext:value-type="float">
            <text:p>0.241261</text:p>
          </table:table-cell>
          <table:table-cell office:value-type="float" office:value="0.240512" calcext:value-type="float">
            <text:p>0.240512</text:p>
          </table:table-cell>
          <table:table-cell office:value-type="float" office:value="0.239435" calcext:value-type="float">
            <text:p>0.239435</text:p>
          </table:table-cell>
          <table:table-cell office:value-type="float" office:value="0.250164" calcext:value-type="float">
            <text:p>0.250164</text:p>
          </table:table-cell>
          <table:table-cell office:value-type="float" office:value="0.250196" calcext:value-type="float">
            <text:p>0.250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4989" calcext:value-type="float">
            <text:p>0.924989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424" calcext:value-type="float">
            <text:p>0.925424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165" calcext:value-type="float">
            <text:p>0.925165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35" calcext:value-type="float">
            <text:p>0.9254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23018" calcext:value-type="float">
            <text:p>0.923018</text:p>
          </table:table-cell>
          <table:table-cell office:value-type="float" office:value="0.923444" calcext:value-type="float">
            <text:p>0.923444</text:p>
          </table:table-cell>
          <table:table-cell office:value-type="float" office:value="0.923453" calcext:value-type="float">
            <text:p>0.923453</text:p>
          </table:table-cell>
          <table:table-cell office:value-type="float" office:value="0.923384" calcext:value-type="float">
            <text:p>0.923384</text:p>
          </table:table-cell>
          <table:table-cell office:value-type="float" office:value="0.922975" calcext:value-type="float">
            <text:p>0.922975</text:p>
          </table:table-cell>
          <table:table-cell table:number-columns-repeated="2" office:value-type="float" office:value="0.923632" calcext:value-type="float">
            <text:p>0.92363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34551" calcext:value-type="float">
            <text:p>0.234551</text:p>
          </table:table-cell>
          <table:table-cell office:value-type="float" office:value="0.242613" calcext:value-type="float">
            <text:p>0.242613</text:p>
          </table:table-cell>
          <table:table-cell office:value-type="float" office:value="0.24467" calcext:value-type="float">
            <text:p>0.24467</text:p>
          </table:table-cell>
          <table:table-cell office:value-type="float" office:value="0.243795" calcext:value-type="float">
            <text:p>0.243795</text:p>
          </table:table-cell>
          <table:table-cell office:value-type="float" office:value="0.243454" calcext:value-type="float">
            <text:p>0.243454</text:p>
          </table:table-cell>
          <table:table-cell office:value-type="float" office:value="0.246737" calcext:value-type="float">
            <text:p>0.246737</text:p>
          </table:table-cell>
          <table:table-cell office:value-type="float" office:value="0.24074" calcext:value-type="float">
            <text:p>0.24074</text:p>
          </table:table-cell>
          <table:table-cell office:value-type="float" office:value="0.240544" calcext:value-type="float">
            <text:p>0.2405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176" calcext:value-type="float">
            <text:p>0.925176</text:p>
          </table:table-cell>
          <table:table-cell office:value-type="float" office:value="0.923656" calcext:value-type="float">
            <text:p>0.923656</text:p>
          </table:table-cell>
          <table:table-cell office:value-type="float" office:value="0.923269" calcext:value-type="float">
            <text:p>0.923269</text:p>
          </table:table-cell>
          <table:table-cell office:value-type="float" office:value="0.923441" calcext:value-type="float">
            <text:p>0.923441</text:p>
          </table:table-cell>
          <table:table-cell office:value-type="float" office:value="0.92355" calcext:value-type="float">
            <text:p>0.9235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329" calcext:value-type="float">
            <text:p>0.9253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2916" calcext:value-type="float">
            <text:p>0.922916</text:p>
          </table:table-cell>
          <table:table-cell office:value-type="float" office:value="0.92018" calcext:value-type="float">
            <text:p>0.92018</text:p>
          </table:table-cell>
          <table:table-cell office:value-type="float" office:value="0.919481" calcext:value-type="float">
            <text:p>0.919481</text:p>
          </table:table-cell>
          <table:table-cell office:value-type="float" office:value="0.919702" calcext:value-type="float">
            <text:p>0.919702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923478" calcext:value-type="float">
            <text:p>0.923478</text:p>
          </table:table-cell>
          <table:table-cell office:value-type="float" office:value="0.92347" calcext:value-type="float">
            <text:p>0.9234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51475" calcext:value-type="float">
            <text:p>0.251475</text:p>
          </table:table-cell>
          <table:table-cell office:value-type="float" office:value="0.266059" calcext:value-type="float">
            <text:p>0.266059</text:p>
          </table:table-cell>
          <table:table-cell office:value-type="float" office:value="0.252087" calcext:value-type="float">
            <text:p>0.252087</text:p>
          </table:table-cell>
          <table:table-cell office:value-type="float" office:value="0.252315" calcext:value-type="float">
            <text:p>0.252315</text:p>
          </table:table-cell>
          <table:table-cell office:value-type="float" office:value="0.252254" calcext:value-type="float">
            <text:p>0.252254</text:p>
          </table:table-cell>
          <table:table-cell office:value-type="float" office:value="0.236797" calcext:value-type="float">
            <text:p>0.236797</text:p>
          </table:table-cell>
          <table:table-cell office:value-type="float" office:value="0.238132" calcext:value-type="float">
            <text:p>0.238132</text:p>
          </table:table-cell>
          <table:table-cell office:value-type="float" office:value="0.238293" calcext:value-type="float">
            <text:p>0.2382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1895" calcext:value-type="float">
            <text:p>0.921895</text:p>
          </table:table-cell>
          <table:table-cell office:value-type="float" office:value="0.917936" calcext:value-type="float">
            <text:p>0.917936</text:p>
          </table:table-cell>
          <table:table-cell office:value-type="float" office:value="0.921852" calcext:value-type="float">
            <text:p>0.921852</text:p>
          </table:table-cell>
          <table:table-cell office:value-type="float" office:value="0.921837" calcext:value-type="float">
            <text:p>0.921837</text:p>
          </table:table-cell>
          <table:table-cell office:value-type="float" office:value="0.921917" calcext:value-type="float">
            <text:p>0.921917</text:p>
          </table:table-cell>
          <table:table-cell office:value-type="float" office:value="0.925084" calcext:value-type="float">
            <text:p>0.925084</text:p>
          </table:table-cell>
          <table:table-cell office:value-type="float" office:value="0.925333" calcext:value-type="float">
            <text:p>0.925333</text:p>
          </table:table-cell>
          <table:table-cell office:value-type="float" office:value="0.925347" calcext:value-type="float">
            <text:p>0.9253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" calcext:value-type="float">
            <text:p>0.917299</text:p>
          </table:table-cell>
          <table:table-cell office:value-type="float" office:value="0.912637" calcext:value-type="float">
            <text:p>0.912637</text:p>
          </table:table-cell>
          <table:table-cell office:value-type="float" office:value="0.917844" calcext:value-type="float">
            <text:p>0.917844</text:p>
          </table:table-cell>
          <table:table-cell office:value-type="float" office:value="0.917751" calcext:value-type="float">
            <text:p>0.917751</text:p>
          </table:table-cell>
          <table:table-cell office:value-type="float" office:value="0.917785" calcext:value-type="float">
            <text:p>0.917785</text:p>
          </table:table-cell>
          <table:table-cell office:value-type="float" office:value="0.922668" calcext:value-type="float">
            <text:p>0.922668</text:p>
          </table:table-cell>
          <table:table-cell office:value-type="float" office:value="0.923257" calcext:value-type="float">
            <text:p>0.923257</text:p>
          </table:table-cell>
          <table:table-cell office:value-type="float" office:value="0.923282" calcext:value-type="float">
            <text:p>0.92328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8412" calcext:value-type="float">
            <text:p>0.248412</text:p>
          </table:table-cell>
          <table:table-cell office:value-type="float" office:value="0.250418" calcext:value-type="float">
            <text:p>0.250418</text:p>
          </table:table-cell>
          <table:table-cell office:value-type="float" office:value="0.255418" calcext:value-type="float">
            <text:p>0.255418</text:p>
          </table:table-cell>
          <table:table-cell office:value-type="float" office:value="0.254817" calcext:value-type="float">
            <text:p>0.254817</text:p>
          </table:table-cell>
          <table:table-cell office:value-type="float" office:value="0.254841" calcext:value-type="float">
            <text:p>0.254841</text:p>
          </table:table-cell>
          <table:table-cell office:value-type="float" office:value="0.235972" calcext:value-type="float">
            <text:p>0.235972</text:p>
          </table:table-cell>
          <table:table-cell office:value-type="float" office:value="0.236268" calcext:value-type="float">
            <text:p>0.236268</text:p>
          </table:table-cell>
          <table:table-cell office:value-type="float" office:value="0.235931" calcext:value-type="float">
            <text:p>0.2359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1081" calcext:value-type="float">
            <text:p>0.921081</text:p>
          </table:table-cell>
          <table:table-cell office:value-type="float" office:value="0.919773" calcext:value-type="float">
            <text:p>0.919773</text:p>
          </table:table-cell>
          <table:table-cell office:value-type="float" office:value="0.920219" calcext:value-type="float">
            <text:p>0.920219</text:p>
          </table:table-cell>
          <table:table-cell office:value-type="float" office:value="0.92016" calcext:value-type="float">
            <text:p>0.92016</text:p>
          </table:table-cell>
          <table:table-cell office:value-type="float" office:value="0.92515" calcext:value-type="float">
            <text:p>0.92515</text:p>
          </table:table-cell>
          <table:table-cell office:value-type="float" office:value="0.924909" calcext:value-type="float">
            <text:p>0.924909</text:p>
          </table:table-cell>
          <table:table-cell office:value-type="float" office:value="0.925077" calcext:value-type="float">
            <text:p>0.9250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16651" calcext:value-type="float">
            <text:p>0.916651</text:p>
          </table:table-cell>
          <table:table-cell office:value-type="float" office:value="0.914605" calcext:value-type="float">
            <text:p>0.914605</text:p>
          </table:table-cell>
          <table:table-cell office:value-type="float" office:value="0.91533" calcext:value-type="float">
            <text:p>0.91533</text:p>
          </table:table-cell>
          <table:table-cell office:value-type="float" office:value="0.915074" calcext:value-type="float">
            <text:p>0.915074</text:p>
          </table:table-cell>
          <table:table-cell office:value-type="float" office:value="0.922796" calcext:value-type="float">
            <text:p>0.922796</text:p>
          </table:table-cell>
          <table:table-cell office:value-type="float" office:value="0.922285" calcext:value-type="float">
            <text:p>0.922285</text:p>
          </table:table-cell>
          <table:table-cell office:value-type="float" office:value="0.922651" calcext:value-type="float">
            <text:p>0.922651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36]*[.E37])/[.E35]" office:value-type="float" office:value="0.000365282125649746" calcext:value-type="float">
            <text:p>0.0003652821</text:p>
          </table:table-cell>
          <table:table-cell table:style-name="ce1" table:formula="of:=100*([.F36]*[.F37])/[.F35]" office:value-type="float" office:value="0.374048896665339" calcext:value-type="float">
            <text:p>0.3740488967</text:p>
          </table:table-cell>
          <table:table-cell table:style-name="ce1" table:formula="of:=100*([.G36]*[.G37])/[.G35]" office:value-type="float" office:value="0.748097793330679" calcext:value-type="float">
            <text:p>0.7480977933</text:p>
          </table:table-cell>
          <table:table-cell table:style-name="ce1" table:formula="of:=100*([.H36]*[.H37])/[.H35]" office:value-type="float" office:value="1.49619558666136" calcext:value-type="float">
            <text:p>1.4961955867</text:p>
          </table:table-cell>
          <table:table-cell table:style-name="ce1" table:formula="of:=100*([.I36]*[.I37])/[.I35]" office:value-type="float" office:value="2.99239117332272" calcext:value-type="float">
            <text:p>2.9923911733</text:p>
          </table:table-cell>
          <table:table-cell table:style-name="ce1" table:formula="of:=100*([.J36]*[.J37])/[.J35]" office:value-type="float" office:value="5.98478234664543" calcext:value-type="float">
            <text:p>5.9847823466</text:p>
          </table:table-cell>
          <table:table-cell table:style-name="ce1" table:formula="of:=100*([.K36]*[.K37])/[.K35]" office:value-type="float" office:value="11.9695646932909" calcext:value-type="float">
            <text:p>11.9695646933</text:p>
          </table:table-cell>
          <table:table-cell table:style-name="ce1" table:formula="of:=100*([.L36]*[.L37])/[.L3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36]*[.O37])/[.O35]" office:value-type="float" office:value="0.000365282125649746" calcext:value-type="float">
            <text:p>0.0003652821</text:p>
          </table:table-cell>
          <table:table-cell table:style-name="ce1" table:formula="of:=100*([.P36]*[.P37])/[.P35]" office:value-type="float" office:value="0.374048896665339" calcext:value-type="float">
            <text:p>0.3740488967</text:p>
          </table:table-cell>
          <table:table-cell table:style-name="ce1" table:formula="of:=100*([.Q36]*[.Q37])/[.Q35]" office:value-type="float" office:value="0.748097793330679" calcext:value-type="float">
            <text:p>0.7480977933</text:p>
          </table:table-cell>
          <table:table-cell table:style-name="ce1" table:formula="of:=100*([.R36]*[.R37])/[.R35]" office:value-type="float" office:value="1.49619558666136" calcext:value-type="float">
            <text:p>1.4961955867</text:p>
          </table:table-cell>
          <table:table-cell table:style-name="ce1" table:formula="of:=100*([.S36]*[.S37])/[.S35]" office:value-type="float" office:value="2.99239117332272" calcext:value-type="float">
            <text:p>2.9923911733</text:p>
          </table:table-cell>
          <table:table-cell table:style-name="ce1" table:formula="of:=100*([.T36]*[.T37])/[.T35]" office:value-type="float" office:value="5.98478234664543" calcext:value-type="float">
            <text:p>5.9847823466</text:p>
          </table:table-cell>
          <table:table-cell table:style-name="ce1" table:formula="of:=100*([.U36]*[.U37])/[.U35]" office:value-type="float" office:value="11.9695646932909" calcext:value-type="float">
            <text:p>11.9695646933</text:p>
          </table:table-cell>
          <table:table-cell table:style-name="ce1" table:formula="of:=100*([.V36]*[.V37])/[.V3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36]*[.Y37])/[.Y35]" office:value-type="float" office:value="0.000365282125649746" calcext:value-type="float">
            <text:p>0.0003652821</text:p>
          </table:table-cell>
          <table:table-cell table:style-name="ce1" table:formula="of:=100*([.Z36]*[.Z37])/[.Z35]" office:value-type="float" office:value="0.374048896665339" calcext:value-type="float">
            <text:p>0.3740488967</text:p>
          </table:table-cell>
          <table:table-cell table:style-name="ce1" table:formula="of:=100*([.AA36]*[.AA37])/[.AA35]" office:value-type="float" office:value="0.748097793330679" calcext:value-type="float">
            <text:p>0.7480977933</text:p>
          </table:table-cell>
          <table:table-cell table:style-name="ce1" table:formula="of:=100*([.AB36]*[.AB37])/[.AB35]" office:value-type="float" office:value="1.49619558666136" calcext:value-type="float">
            <text:p>1.4961955867</text:p>
          </table:table-cell>
          <table:table-cell table:style-name="ce1" table:formula="of:=100*([.AC36]*[.AC37])/[.AC35]" office:value-type="float" office:value="2.99239117332272" calcext:value-type="float">
            <text:p>2.9923911733</text:p>
          </table:table-cell>
          <table:table-cell table:style-name="ce1" table:formula="of:=100*([.AD36]*[.AD37])/[.AD35]" office:value-type="float" office:value="5.98478234664543" calcext:value-type="float">
            <text:p>5.9847823466</text:p>
          </table:table-cell>
          <table:table-cell table:style-name="ce1" table:formula="of:=100*([.AE36]*[.AE37])/[.AE35]" office:value-type="float" office:value="11.9695646932909" calcext:value-type="float">
            <text:p>11.9695646933</text:p>
          </table:table-cell>
          <table:table-cell table:style-name="ce1" table:formula="of:=100*([.AF36]*[.AF37])/[.AF35]" office:value-type="float" office:value="23.9391293865817" calcext:value-type="float">
            <text:p>23.939129386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5942" calcext:value-type="float">
            <text:p>0.245942</text:p>
          </table:table-cell>
          <table:table-cell office:value-type="float" office:value="0.243655" calcext:value-type="float">
            <text:p>0.243655</text:p>
          </table:table-cell>
          <table:table-cell office:value-type="float" office:value="0.243889" calcext:value-type="float">
            <text:p>0.243889</text:p>
          </table:table-cell>
          <table:table-cell office:value-type="float" office:value="0.247989" calcext:value-type="float">
            <text:p>0.247989</text:p>
          </table:table-cell>
          <table:table-cell office:value-type="float" office:value="0.247848" calcext:value-type="float">
            <text:p>0.247848</text:p>
          </table:table-cell>
          <table:table-cell office:value-type="float" office:value="0.246076" calcext:value-type="float">
            <text:p>0.246076</text:p>
          </table:table-cell>
          <table:table-cell office:value-type="float" office:value="0.246171" calcext:value-type="float">
            <text:p>0.246171</text:p>
          </table:table-cell>
          <table:table-cell office:value-type="float" office:value="0.245627" calcext:value-type="float">
            <text:p>0.245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4986" calcext:value-type="float">
            <text:p>0.924986</text:p>
          </table:table-cell>
          <table:table-cell office:value-type="float" office:value="0.925106" calcext:value-type="float">
            <text:p>0.925106</text:p>
          </table:table-cell>
          <table:table-cell office:value-type="float" office:value="0.925048" calcext:value-type="float">
            <text:p>0.925048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4602" calcext:value-type="float">
            <text:p>0.924602</text:p>
          </table:table-cell>
          <table:table-cell office:value-type="float" office:value="0.92443" calcext:value-type="float">
            <text:p>0.92443</text:p>
          </table:table-cell>
          <table:table-cell office:value-type="float" office:value="0.924675" calcext:value-type="float">
            <text:p>0.924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2984" calcext:value-type="float">
            <text:p>0.922984</text:p>
          </table:table-cell>
          <table:table-cell office:value-type="float" office:value="0.923257" calcext:value-type="float">
            <text:p>0.923257</text:p>
          </table:table-cell>
          <table:table-cell office:value-type="float" office:value="0.923231" calcext:value-type="float">
            <text:p>0.923231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922507" calcext:value-type="float">
            <text:p>0.922507</text:p>
          </table:table-cell>
          <table:table-cell office:value-type="float" office:value="0.922268" calcext:value-type="float">
            <text:p>0.922268</text:p>
          </table:table-cell>
          <table:table-cell office:value-type="float" office:value="0.922464" calcext:value-type="float">
            <text:p>0.92246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217" calcext:value-type="float">
            <text:p>0.240217</text:p>
          </table:table-cell>
          <table:table-cell office:value-type="float" office:value="0.24512" calcext:value-type="float">
            <text:p>0.24512</text:p>
          </table:table-cell>
          <table:table-cell office:value-type="float" office:value="0.245211" calcext:value-type="float">
            <text:p>0.245211</text:p>
          </table:table-cell>
          <table:table-cell office:value-type="float" office:value="0.244677" calcext:value-type="float">
            <text:p>0.244677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0.246211" calcext:value-type="float">
            <text:p>0.246211</text:p>
          </table:table-cell>
          <table:table-cell office:value-type="float" office:value="0.246035" calcext:value-type="float">
            <text:p>0.246035</text:p>
          </table:table-cell>
          <table:table-cell office:value-type="float" office:value="0.246724" calcext:value-type="float">
            <text:p>0.246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4898" calcext:value-type="float">
            <text:p>0.924898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4587" calcext:value-type="float">
            <text:p>0.924587</text:p>
          </table:table-cell>
          <table:table-cell office:value-type="float" office:value="0.924566" calcext:value-type="float">
            <text:p>0.924566</text:p>
          </table:table-cell>
          <table:table-cell office:value-type="float" office:value="0.924317" calcext:value-type="float">
            <text:p>0.924317</text:p>
          </table:table-cell>
          <table:table-cell office:value-type="float" office:value="0.924354" calcext:value-type="float">
            <text:p>0.924354</text:p>
          </table:table-cell>
          <table:table-cell office:value-type="float" office:value="0.924222" calcext:value-type="float">
            <text:p>0.924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2651" calcext:value-type="float">
            <text:p>0.922651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53" calcext:value-type="float">
            <text:p>0.923453</text:p>
          </table:table-cell>
          <table:table-cell office:value-type="float" office:value="0.922328" calcext:value-type="float">
            <text:p>0.922328</text:p>
          </table:table-cell>
          <table:table-cell office:value-type="float" office:value="0.92208" calcext:value-type="float">
            <text:p>0.92208</text:p>
          </table:table-cell>
          <table:table-cell office:value-type="float" office:value="0.921893" calcext:value-type="float">
            <text:p>0.921893</text:p>
          </table:table-cell>
          <table:table-cell office:value-type="float" office:value="0.921901" calcext:value-type="float">
            <text:p>0.921901</text:p>
          </table:table-cell>
          <table:table-cell office:value-type="float" office:value="0.921833" calcext:value-type="float">
            <text:p>0.92183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43311" calcext:value-type="float">
            <text:p>0.243311</text:p>
          </table:table-cell>
          <table:table-cell office:value-type="float" office:value="0.24008" calcext:value-type="float">
            <text:p>0.24008</text:p>
          </table:table-cell>
          <table:table-cell office:value-type="float" office:value="0.239941" calcext:value-type="float">
            <text:p>0.239941</text:p>
          </table:table-cell>
          <table:table-cell office:value-type="float" office:value="0.243318" calcext:value-type="float">
            <text:p>0.243318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0.253965" calcext:value-type="float">
            <text:p>0.253965</text:p>
          </table:table-cell>
          <table:table-cell office:value-type="float" office:value="0.254229" calcext:value-type="float">
            <text:p>0.254229</text:p>
          </table:table-cell>
          <table:table-cell office:value-type="float" office:value="0.25499" calcext:value-type="float">
            <text:p>0.25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139" calcext:value-type="float">
            <text:p>0.925139</text:p>
          </table:table-cell>
          <table:table-cell office:value-type="float" office:value="0.925121" calcext:value-type="float">
            <text:p>0.925121</text:p>
          </table:table-cell>
          <table:table-cell office:value-type="float" office:value="0.923853" calcext:value-type="float">
            <text:p>0.923853</text:p>
          </table:table-cell>
          <table:table-cell office:value-type="float" office:value="0.923696" calcext:value-type="float">
            <text:p>0.923696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61" calcext:value-type="float">
            <text:p>0.9254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table:number-columns-repeated="2" office:value-type="float" office:value="0.922984" calcext:value-type="float">
            <text:p>0.922984</text:p>
          </table:table-cell>
          <table:table-cell office:value-type="float" office:value="0.921237" calcext:value-type="float">
            <text:p>0.921237</text:p>
          </table:table-cell>
          <table:table-cell office:value-type="float" office:value="0.921049" calcext:value-type="float">
            <text:p>0.921049</text:p>
          </table:table-cell>
          <table:table-cell table:number-columns-repeated="2" office:value-type="float" office:value="0.923606" calcext:value-type="float">
            <text:p>0.923606</text:p>
          </table:table-cell>
          <table:table-cell office:value-type="float" office:value="0.923623" calcext:value-type="float">
            <text:p>0.92362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0412" calcext:value-type="float">
            <text:p>0.240412</text:p>
          </table:table-cell>
          <table:table-cell office:value-type="float" office:value="0.241299" calcext:value-type="float">
            <text:p>0.241299</text:p>
          </table:table-cell>
          <table:table-cell office:value-type="float" office:value="0.241669" calcext:value-type="float">
            <text:p>0.241669</text:p>
          </table:table-cell>
          <table:table-cell office:value-type="float" office:value="0.244087" calcext:value-type="float">
            <text:p>0.244087</text:p>
          </table:table-cell>
          <table:table-cell office:value-type="float" office:value="0.244062" calcext:value-type="float">
            <text:p>0.244062</text:p>
          </table:table-cell>
          <table:table-cell office:value-type="float" office:value="0.242137" calcext:value-type="float">
            <text:p>0.242137</text:p>
          </table:table-cell>
          <table:table-cell office:value-type="float" office:value="0.241706" calcext:value-type="float">
            <text:p>0.241706</text:p>
          </table:table-cell>
          <table:table-cell office:value-type="float" office:value="0.241444" calcext:value-type="float">
            <text:p>0.2414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964" calcext:value-type="float">
            <text:p>0.924964</text:p>
          </table:table-cell>
          <table:table-cell office:value-type="float" office:value="0.924167" calcext:value-type="float">
            <text:p>0.924167</text:p>
          </table:table-cell>
          <table:table-cell office:value-type="float" office:value="0.924054" calcext:value-type="float">
            <text:p>0.924054</text:p>
          </table:table-cell>
          <table:table-cell office:value-type="float" office:value="0.923221" calcext:value-type="float">
            <text:p>0.923221</text:p>
          </table:table-cell>
          <table:table-cell office:value-type="float" office:value="0.923119" calcext:value-type="float">
            <text:p>0.923119</text:p>
          </table:table-cell>
          <table:table-cell office:value-type="float" office:value="0.925344" calcext:value-type="float">
            <text:p>0.925344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377" calcext:value-type="float">
            <text:p>0.9253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507" calcext:value-type="float">
            <text:p>0.922507</text:p>
          </table:table-cell>
          <table:table-cell office:value-type="float" office:value="0.921364" calcext:value-type="float">
            <text:p>0.921364</text:p>
          </table:table-cell>
          <table:table-cell office:value-type="float" office:value="0.921407" calcext:value-type="float">
            <text:p>0.921407</text:p>
          </table:table-cell>
          <table:table-cell office:value-type="float" office:value="0.920504" calcext:value-type="float">
            <text:p>0.920504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92347" calcext:value-type="float">
            <text:p>0.92347</text:p>
          </table:table-cell>
          <table:table-cell table:number-columns-repeated="2" office:value-type="float" office:value="0.923521" calcext:value-type="float">
            <text:p>0.92352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898" calcext:value-type="float">
            <text:p>0.23898</text:p>
          </table:table-cell>
          <table:table-cell office:value-type="float" office:value="0.243815" calcext:value-type="float">
            <text:p>0.243815</text:p>
          </table:table-cell>
          <table:table-cell office:value-type="float" office:value="0.243993" calcext:value-type="float">
            <text:p>0.243993</text:p>
          </table:table-cell>
          <table:table-cell office:value-type="float" office:value="0.239576" calcext:value-type="float">
            <text:p>0.239576</text:p>
          </table:table-cell>
          <table:table-cell office:value-type="float" office:value="0.239169" calcext:value-type="float">
            <text:p>0.239169</text:p>
          </table:table-cell>
          <table:table-cell office:value-type="float" office:value="0.239292" calcext:value-type="float">
            <text:p>0.239292</text:p>
          </table:table-cell>
          <table:table-cell office:value-type="float" office:value="0.239283" calcext:value-type="float">
            <text:p>0.239283</text:p>
          </table:table-cell>
          <table:table-cell office:value-type="float" office:value="0.23943" calcext:value-type="float">
            <text:p>0.239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3886" calcext:value-type="float">
            <text:p>0.923886</text:p>
          </table:table-cell>
          <table:table-cell office:value-type="float" office:value="0.923861" calcext:value-type="float">
            <text:p>0.923861</text:p>
          </table:table-cell>
          <table:table-cell office:value-type="float" office:value="0.924664" calcext:value-type="float">
            <text:p>0.924664</text:p>
          </table:table-cell>
          <table:table-cell office:value-type="float" office:value="0.924661" calcext:value-type="float">
            <text:p>0.924661</text:p>
          </table:table-cell>
          <table:table-cell office:value-type="float" office:value="0.924916" calcext:value-type="float">
            <text:p>0.924916</text:p>
          </table:table-cell>
          <table:table-cell office:value-type="float" office:value="0.924945" calcext:value-type="float">
            <text:p>0.924945</text:p>
          </table:table-cell>
          <table:table-cell office:value-type="float" office:value="0.924949" calcext:value-type="float">
            <text:p>0.9249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0998" calcext:value-type="float">
            <text:p>0.920998</text:p>
          </table:table-cell>
          <table:table-cell office:value-type="float" office:value="0.921185" calcext:value-type="float">
            <text:p>0.921185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22532" calcext:value-type="float">
            <text:p>0.922532</text:p>
          </table:table-cell>
          <table:table-cell table:number-columns-repeated="2" office:value-type="float" office:value="0.922472" calcext:value-type="float">
            <text:p>0.922472</text:p>
          </table:table-cell>
          <table:table-cell office:value-type="float" office:value="0.922515" calcext:value-type="float">
            <text:p>0.92251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43707" calcext:value-type="float">
            <text:p>0.243707</text:p>
          </table:table-cell>
          <table:table-cell office:value-type="float" office:value="0.251929" calcext:value-type="float">
            <text:p>0.251929</text:p>
          </table:table-cell>
          <table:table-cell office:value-type="float" office:value="0.251998" calcext:value-type="float">
            <text:p>0.251998</text:p>
          </table:table-cell>
          <table:table-cell office:value-type="float" office:value="0.244715" calcext:value-type="float">
            <text:p>0.244715</text:p>
          </table:table-cell>
          <table:table-cell office:value-type="float" office:value="0.244425" calcext:value-type="float">
            <text:p>0.244425</text:p>
          </table:table-cell>
          <table:table-cell office:value-type="float" office:value="0.243497" calcext:value-type="float">
            <text:p>0.243497</text:p>
          </table:table-cell>
          <table:table-cell office:value-type="float" office:value="0.24329" calcext:value-type="float">
            <text:p>0.24329</text:p>
          </table:table-cell>
          <table:table-cell office:value-type="float" office:value="0.244763" calcext:value-type="float">
            <text:p>0.2447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2655" calcext:value-type="float">
            <text:p>0.922655</text:p>
          </table:table-cell>
          <table:table-cell office:value-type="float" office:value="0.922695" calcext:value-type="float">
            <text:p>0.922695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3985" calcext:value-type="float">
            <text:p>0.923985</text:p>
          </table:table-cell>
          <table:table-cell office:value-type="float" office:value="0.924032" calcext:value-type="float">
            <text:p>0.924032</text:p>
          </table:table-cell>
          <table:table-cell office:value-type="float" office:value="0.923988" calcext:value-type="float">
            <text:p>0.9239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18807" calcext:value-type="float">
            <text:p>0.918807</text:p>
          </table:table-cell>
          <table:table-cell office:value-type="float" office:value="0.918944" calcext:value-type="float">
            <text:p>0.918944</text:p>
          </table:table-cell>
          <table:table-cell office:value-type="float" office:value="0.923512" calcext:value-type="float">
            <text:p>0.923512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1109" calcext:value-type="float">
            <text:p>0.921109</text:p>
          </table:table-cell>
          <table:table-cell office:value-type="float" office:value="0.921117" calcext:value-type="float">
            <text:p>0.921117</text:p>
          </table:table-cell>
          <table:table-cell office:value-type="float" office:value="0.920853" calcext:value-type="float">
            <text:p>0.92085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6474" calcext:value-type="float">
            <text:p>0.236474</text:p>
          </table:table-cell>
          <table:table-cell office:value-type="float" office:value="0.240531" calcext:value-type="float">
            <text:p>0.240531</text:p>
          </table:table-cell>
          <table:table-cell office:value-type="float" office:value="0.240492" calcext:value-type="float">
            <text:p>0.240492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9584" calcext:value-type="float">
            <text:p>0.239584</text:p>
          </table:table-cell>
          <table:table-cell office:value-type="float" office:value="0.238398" calcext:value-type="float">
            <text:p>0.238398</text:p>
          </table:table-cell>
          <table:table-cell office:value-type="float" office:value="0.238199" calcext:value-type="float">
            <text:p>0.238199</text:p>
          </table:table-cell>
          <table:table-cell office:value-type="float" office:value="0.238011" calcext:value-type="float">
            <text:p>0.2380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4989" calcext:value-type="float">
            <text:p>0.924989</text:p>
          </table:table-cell>
          <table:table-cell office:value-type="float" office:value="0.924723" calcext:value-type="float">
            <text:p>0.924723</text:p>
          </table:table-cell>
          <table:table-cell office:value-type="float" office:value="0.924777" calcext:value-type="float">
            <text:p>0.924777</text:p>
          </table:table-cell>
          <table:table-cell office:value-type="float" office:value="0.924865" calcext:value-type="float">
            <text:p>0.924865</text:p>
          </table:table-cell>
          <table:table-cell office:value-type="float" office:value="0.92488" calcext:value-type="float">
            <text:p>0.92488</text:p>
          </table:table-cell>
          <table:table-cell office:value-type="float" office:value="0.925358" calcext:value-type="float">
            <text:p>0.925358</text:p>
          </table:table-cell>
          <table:table-cell table:number-columns-repeated="2" office:value-type="float" office:value="0.925344" calcext:value-type="float">
            <text:p>0.9253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266" calcext:value-type="float">
            <text:p>0.92266</text:p>
          </table:table-cell>
          <table:table-cell office:value-type="float" office:value="0.922813" calcext:value-type="float">
            <text:p>0.922813</text:p>
          </table:table-cell>
          <table:table-cell office:value-type="float" office:value="0.923384" calcext:value-type="float">
            <text:p>0.923384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333" calcext:value-type="float">
            <text:p>0.92333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34551" calcext:value-type="float">
            <text:p>0.234551</text:p>
          </table:table-cell>
          <table:table-cell office:value-type="float" office:value="0.250324" calcext:value-type="float">
            <text:p>0.250324</text:p>
          </table:table-cell>
          <table:table-cell office:value-type="float" office:value="0.250621" calcext:value-type="float">
            <text:p>0.250621</text:p>
          </table:table-cell>
          <table:table-cell office:value-type="float" office:value="0.237345" calcext:value-type="float">
            <text:p>0.237345</text:p>
          </table:table-cell>
          <table:table-cell office:value-type="float" office:value="0.237081" calcext:value-type="float">
            <text:p>0.237081</text:p>
          </table:table-cell>
          <table:table-cell office:value-type="float" office:value="0.238203" calcext:value-type="float">
            <text:p>0.238203</text:p>
          </table:table-cell>
          <table:table-cell office:value-type="float" office:value="0.238187" calcext:value-type="float">
            <text:p>0.238187</text:p>
          </table:table-cell>
          <table:table-cell office:value-type="float" office:value="0.237805" calcext:value-type="float">
            <text:p>0.237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176" calcext:value-type="float">
            <text:p>0.92517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289" calcext:value-type="float">
            <text:p>0.925289</text:p>
          </table:table-cell>
          <table:table-cell office:value-type="float" office:value="0.925366" calcext:value-type="float">
            <text:p>0.925366</text:p>
          </table:table-cell>
          <table:table-cell office:value-type="float" office:value="0.925388" calcext:value-type="float">
            <text:p>0.925388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92538" calcext:value-type="float">
            <text:p>0.92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2916" calcext:value-type="float">
            <text:p>0.922916</text:p>
          </table:table-cell>
          <table:table-cell table:number-columns-repeated="2" office:value-type="float" office:value="0.923563" calcext:value-type="float">
            <text:p>0.923563</text:p>
          </table:table-cell>
          <table:table-cell office:value-type="float" office:value="0.923095" calcext:value-type="float">
            <text:p>0.923095</text:p>
          </table:table-cell>
          <table:table-cell office:value-type="float" office:value="0.923163" calcext:value-type="float">
            <text:p>0.923163</text:p>
          </table:table-cell>
          <table:table-cell office:value-type="float" office:value="0.923282" calcext:value-type="float">
            <text:p>0.923282</text:p>
          </table:table-cell>
          <table:table-cell office:value-type="float" office:value="0.923274" calcext:value-type="float">
            <text:p>0.923274</text:p>
          </table:table-cell>
          <table:table-cell office:value-type="float" office:value="0.923495" calcext:value-type="float">
            <text:p>0.92349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51475" calcext:value-type="float">
            <text:p>0.251475</text:p>
          </table:table-cell>
          <table:table-cell office:value-type="float" office:value="0.247349" calcext:value-type="float">
            <text:p>0.247349</text:p>
          </table:table-cell>
          <table:table-cell office:value-type="float" office:value="0.247265" calcext:value-type="float">
            <text:p>0.247265</text:p>
          </table:table-cell>
          <table:table-cell office:value-type="float" office:value="0.242491" calcext:value-type="float">
            <text:p>0.242491</text:p>
          </table:table-cell>
          <table:table-cell office:value-type="float" office:value="0.242141" calcext:value-type="float">
            <text:p>0.242141</text:p>
          </table:table-cell>
          <table:table-cell office:value-type="float" office:value="0.239862" calcext:value-type="float">
            <text:p>0.239862</text:p>
          </table:table-cell>
          <table:table-cell office:value-type="float" office:value="0.24014" calcext:value-type="float">
            <text:p>0.24014</text:p>
          </table:table-cell>
          <table:table-cell office:value-type="float" office:value="0.240086" calcext:value-type="float">
            <text:p>0.2400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1895" calcext:value-type="float">
            <text:p>0.921895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3068" calcext:value-type="float">
            <text:p>0.923068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46" calcext:value-type="float">
            <text:p>0.9254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" calcext:value-type="float">
            <text:p>0.917299</text:p>
          </table:table-cell>
          <table:table-cell office:value-type="float" office:value="0.923521" calcext:value-type="float">
            <text:p>0.923521</text:p>
          </table:table-cell>
          <table:table-cell office:value-type="float" office:value="0.923538" calcext:value-type="float">
            <text:p>0.923538</text:p>
          </table:table-cell>
          <table:table-cell office:value-type="float" office:value="0.919566" calcext:value-type="float">
            <text:p>0.919566</text:p>
          </table:table-cell>
          <table:table-cell office:value-type="float" office:value="0.919583" calcext:value-type="float">
            <text:p>0.919583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19" calcext:value-type="float">
            <text:p>0.92341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8412" calcext:value-type="float">
            <text:p>0.248412</text:p>
          </table:table-cell>
          <table:table-cell office:value-type="float" office:value="0.244096" calcext:value-type="float">
            <text:p>0.244096</text:p>
          </table:table-cell>
          <table:table-cell office:value-type="float" office:value="0.244476" calcext:value-type="float">
            <text:p>0.244476</text:p>
          </table:table-cell>
          <table:table-cell office:value-type="float" office:value="0.237152" calcext:value-type="float">
            <text:p>0.237152</text:p>
          </table:table-cell>
          <table:table-cell office:value-type="float" office:value="0.236915" calcext:value-type="float">
            <text:p>0.236915</text:p>
          </table:table-cell>
          <table:table-cell office:value-type="float" office:value="0.235502" calcext:value-type="float">
            <text:p>0.235502</text:p>
          </table:table-cell>
          <table:table-cell office:value-type="float" office:value="0.235404" calcext:value-type="float">
            <text:p>0.235404</text:p>
          </table:table-cell>
          <table:table-cell office:value-type="float" office:value="0.235203" calcext:value-type="float">
            <text:p>0.2352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2356" calcext:value-type="float">
            <text:p>0.922356</text:p>
          </table:table-cell>
          <table:table-cell office:value-type="float" office:value="0.922261" calcext:value-type="float">
            <text:p>0.922261</text:p>
          </table:table-cell>
          <table:table-cell office:value-type="float" office:value="0.924591" calcext:value-type="float">
            <text:p>0.924591</text:p>
          </table:table-cell>
          <table:table-cell office:value-type="float" office:value="0.924558" calcext:value-type="float">
            <text:p>0.924558</text:p>
          </table:table-cell>
          <table:table-cell office:value-type="float" office:value="0.925008" calcext:value-type="float">
            <text:p>0.925008</text:p>
          </table:table-cell>
          <table:table-cell office:value-type="float" office:value="0.925077" calcext:value-type="float">
            <text:p>0.925077</text:p>
          </table:table-cell>
          <table:table-cell office:value-type="float" office:value="0.925121" calcext:value-type="float">
            <text:p>0.9251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1862" calcext:value-type="float">
            <text:p>0.91862</text:p>
          </table:table-cell>
          <table:table-cell office:value-type="float" office:value="0.918492" calcext:value-type="float">
            <text:p>0.918492</text:p>
          </table:table-cell>
          <table:table-cell office:value-type="float" office:value="0.921697" calcext:value-type="float">
            <text:p>0.921697</text:p>
          </table:table-cell>
          <table:table-cell office:value-type="float" office:value="0.921748" calcext:value-type="float">
            <text:p>0.921748</text:p>
          </table:table-cell>
          <table:table-cell office:value-type="float" office:value="0.92289" calcext:value-type="float">
            <text:p>0.92289</text:p>
          </table:table-cell>
          <table:table-cell office:value-type="float" office:value="0.922847" calcext:value-type="float">
            <text:p>0.922847</text:p>
          </table:table-cell>
          <table:table-cell office:value-type="float" office:value="0.922856" calcext:value-type="float">
            <text:p>0.922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4:05:07.664495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6:01:33.870883350</dc:date>
    <meta:editing-duration>PT5H36M53S</meta:editing-duration>
    <meta:editing-cycles>94</meta:editing-cycles>
    <meta:generator>LibreOffice/5.1.6.2$Linux_X86_64 LibreOffice_project/10m0$Build-2</meta:generator>
    <meta:document-statistic meta:table-count="1" meta:cell-count="12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1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5" chart:label-cell-address="Sheet1.E4:Sheet1.E4" chart:class="chart:line">
            <chart:data-point chart:repeated="11"/>
          </chart:series>
          <chart:series chart:style-name="ch7" chart:values-cell-range-address="Sheet1.F5:Sheet1.F15" chart:label-cell-address="Sheet1.F4:Sheet1.F4" chart:class="chart:line">
            <chart:data-point chart:repeated="11"/>
          </chart:series>
          <chart:series chart:style-name="ch8" chart:values-cell-range-address="Sheet1.G5:Sheet1.G15" chart:label-cell-address="Sheet1.G4:Sheet1.G4" chart:class="chart:line">
            <chart:data-point chart:repeated="11"/>
          </chart:series>
          <chart:series chart:style-name="ch9" chart:values-cell-range-address="Sheet1.H5:Sheet1.H15" chart:label-cell-address="Sheet1.H4:Sheet1.H4" chart:class="chart:line">
            <chart:data-point chart:repeated="11"/>
          </chart:series>
          <chart:series chart:style-name="ch10" chart:values-cell-range-address="Sheet1.I5:Sheet1.I15" chart:label-cell-address="Sheet1.I4:Sheet1.I4" chart:class="chart:line">
            <chart:data-point chart:repeated="11"/>
          </chart:series>
          <chart:series chart:style-name="ch11" chart:values-cell-range-address="Sheet1.J5:Sheet1.J15" chart:label-cell-address="Sheet1.J4:Sheet1.J4" chart:class="chart:line">
            <chart:data-point chart:repeated="11"/>
          </chart:series>
          <chart:series chart:style-name="ch12" chart:values-cell-range-address="Sheet1.K5:Sheet1.K15" chart:label-cell-address="Sheet1.K4:Sheet1.K4" chart:class="chart:line">
            <chart:data-point chart:repeated="11"/>
          </chart:series>
          <chart:series chart:style-name="ch13" chart:values-cell-range-address="Sheet1.L5:Sheet1.L15" chart:label-cell-address="Sheet1.L4:Sheet1.L4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4:Sheet1.E4</svg:desc>
                </draw:g>
              </table:table-cell>
              <table:table-cell office:value-type="string">
                <text:p>0.0014611285</text:p>
                <draw:g>
                  <svg:desc>Sheet1.F4:Sheet1.F4</svg:desc>
                </draw:g>
              </table:table-cell>
              <table:table-cell office:value-type="string">
                <text:p>0.002922257</text:p>
                <draw:g>
                  <svg:desc>Sheet1.G4:Sheet1.G4</svg:desc>
                </draw:g>
              </table:table-cell>
              <table:table-cell office:value-type="string">
                <text:p>0.005844514</text:p>
                <draw:g>
                  <svg:desc>Sheet1.H4:Sheet1.H4</svg:desc>
                </draw:g>
              </table:table-cell>
              <table:table-cell office:value-type="string">
                <text:p>0.011689028</text:p>
                <draw:g>
                  <svg:desc>Sheet1.I4:Sheet1.I4</svg:desc>
                </draw:g>
              </table:table-cell>
              <table:table-cell office:value-type="string">
                <text:p>0.023378056</text:p>
                <draw:g>
                  <svg:desc>Sheet1.J4:Sheet1.J4</svg:desc>
                </draw:g>
              </table:table-cell>
              <table:table-cell office:value-type="string">
                <text:p>0.0467561121</text:p>
                <draw:g>
                  <svg:desc>Sheet1.K4:Sheet1.K4</svg:desc>
                </draw:g>
              </table:table-cell>
              <table:table-cell office:value-type="string">
                <text:p>0.0935122242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15</svg:desc>
                </draw:g>
              </table:table-cell>
              <table:table-cell office:value-type="float" office:value="0.691873">
                <text:p>0.691873</text:p>
                <draw:g>
                  <svg:desc>Sheet1.E5:Sheet1.E15</svg:desc>
                </draw:g>
              </table:table-cell>
              <table:table-cell office:value-type="float" office:value="0.691873">
                <text:p>0.691873</text:p>
                <draw:g>
                  <svg:desc>Sheet1.F5:Sheet1.F15</svg:desc>
                </draw:g>
              </table:table-cell>
              <table:table-cell office:value-type="float" office:value="0.691873">
                <text:p>0.691873</text:p>
                <draw:g>
                  <svg:desc>Sheet1.G5:Sheet1.G15</svg:desc>
                </draw:g>
              </table:table-cell>
              <table:table-cell office:value-type="float" office:value="0.691873">
                <text:p>0.691873</text:p>
                <draw:g>
                  <svg:desc>Sheet1.H5:Sheet1.H15</svg:desc>
                </draw:g>
              </table:table-cell>
              <table:table-cell office:value-type="float" office:value="0.691873">
                <text:p>0.691873</text:p>
                <draw:g>
                  <svg:desc>Sheet1.I5:Sheet1.I15</svg:desc>
                </draw:g>
              </table:table-cell>
              <table:table-cell office:value-type="float" office:value="0.691873">
                <text:p>0.691873</text:p>
                <draw:g>
                  <svg:desc>Sheet1.J5:Sheet1.J15</svg:desc>
                </draw:g>
              </table:table-cell>
              <table:table-cell office:value-type="float" office:value="0.691873">
                <text:p>0.691873</text:p>
                <draw:g>
                  <svg:desc>Sheet1.K5:Sheet1.K15</svg:desc>
                </draw:g>
              </table:table-cell>
              <table:table-cell office:value-type="float" office:value="0.691873">
                <text:p>0.691873</text:p>
                <draw:g>
                  <svg:desc>Sheet1.L5:Sheet1.L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5942">
                <text:p>0.245942</text:p>
              </table:table-cell>
              <table:table-cell office:value-type="float" office:value="0.279707">
                <text:p>0.279707</text:p>
              </table:table-cell>
              <table:table-cell office:value-type="float" office:value="0.279547">
                <text:p>0.279547</text:p>
              </table:table-cell>
              <table:table-cell office:value-type="float" office:value="0.279631">
                <text:p>0.279631</text:p>
              </table:table-cell>
              <table:table-cell office:value-type="float" office:value="0.280694">
                <text:p>0.280694</text:p>
              </table:table-cell>
              <table:table-cell office:value-type="float" office:value="0.275332">
                <text:p>0.275332</text:p>
              </table:table-cell>
              <table:table-cell office:value-type="float" office:value="0.266978">
                <text:p>0.266978</text:p>
              </table:table-cell>
              <table:table-cell office:value-type="float" office:value="0.264455">
                <text:p>0.2644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217">
                <text:p>0.240217</text:p>
              </table:table-cell>
              <table:table-cell office:value-type="float" office:value="0.240916">
                <text:p>0.240916</text:p>
              </table:table-cell>
              <table:table-cell office:value-type="float" office:value="0.240697">
                <text:p>0.240697</text:p>
              </table:table-cell>
              <table:table-cell office:value-type="float" office:value="0.241509">
                <text:p>0.241509</text:p>
              </table:table-cell>
              <table:table-cell office:value-type="float" office:value="0.242069">
                <text:p>0.242069</text:p>
              </table:table-cell>
              <table:table-cell office:value-type="float" office:value="0.242337">
                <text:p>0.242337</text:p>
              </table:table-cell>
              <table:table-cell office:value-type="float" office:value="0.239846">
                <text:p>0.239846</text:p>
              </table:table-cell>
              <table:table-cell office:value-type="float" office:value="0.240288">
                <text:p>0.2402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3311">
                <text:p>0.243311</text:p>
              </table:table-cell>
              <table:table-cell office:value-type="float" office:value="0.245882">
                <text:p>0.245882</text:p>
              </table:table-cell>
              <table:table-cell office:value-type="float" office:value="0.245995">
                <text:p>0.245995</text:p>
              </table:table-cell>
              <table:table-cell office:value-type="float" office:value="0.245855">
                <text:p>0.245855</text:p>
              </table:table-cell>
              <table:table-cell office:value-type="float" office:value="0.244939">
                <text:p>0.244939</text:p>
              </table:table-cell>
              <table:table-cell office:value-type="float" office:value="0.243303">
                <text:p>0.243303</text:p>
              </table:table-cell>
              <table:table-cell office:value-type="float" office:value="0.240612">
                <text:p>0.240612</text:p>
              </table:table-cell>
              <table:table-cell office:value-type="float" office:value="0.244489">
                <text:p>0.2444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0412">
                <text:p>0.240412</text:p>
              </table:table-cell>
              <table:table-cell office:value-type="float" office:value="0.238877">
                <text:p>0.238877</text:p>
              </table:table-cell>
              <table:table-cell office:value-type="float" office:value="0.239103">
                <text:p>0.239103</text:p>
              </table:table-cell>
              <table:table-cell office:value-type="float" office:value="0.240232">
                <text:p>0.240232</text:p>
              </table:table-cell>
              <table:table-cell office:value-type="float" office:value="0.238957">
                <text:p>0.238957</text:p>
              </table:table-cell>
              <table:table-cell office:value-type="float" office:value="0.240028">
                <text:p>0.240028</text:p>
              </table:table-cell>
              <table:table-cell office:value-type="float" office:value="0.237797">
                <text:p>0.237797</text:p>
              </table:table-cell>
              <table:table-cell office:value-type="float" office:value="0.237486">
                <text:p>0.237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898">
                <text:p>0.23898</text:p>
              </table:table-cell>
              <table:table-cell office:value-type="float" office:value="0.238935">
                <text:p>0.238935</text:p>
              </table:table-cell>
              <table:table-cell office:value-type="float" office:value="0.239095">
                <text:p>0.239095</text:p>
              </table:table-cell>
              <table:table-cell office:value-type="float" office:value="0.238909">
                <text:p>0.238909</text:p>
              </table:table-cell>
              <table:table-cell office:value-type="float" office:value="0.238465">
                <text:p>0.238465</text:p>
              </table:table-cell>
              <table:table-cell office:value-type="float" office:value="0.240741">
                <text:p>0.240741</text:p>
              </table:table-cell>
              <table:table-cell office:value-type="float" office:value="0.238092">
                <text:p>0.238092</text:p>
              </table:table-cell>
              <table:table-cell office:value-type="float" office:value="0.237279">
                <text:p>0.2372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3707">
                <text:p>0.243707</text:p>
              </table:table-cell>
              <table:table-cell office:value-type="float" office:value="0.247024">
                <text:p>0.247024</text:p>
              </table:table-cell>
              <table:table-cell office:value-type="float" office:value="0.246566">
                <text:p>0.246566</text:p>
              </table:table-cell>
              <table:table-cell office:value-type="float" office:value="0.247087">
                <text:p>0.247087</text:p>
              </table:table-cell>
              <table:table-cell office:value-type="float" office:value="0.24587">
                <text:p>0.24587</text:p>
              </table:table-cell>
              <table:table-cell office:value-type="float" office:value="0.247232">
                <text:p>0.247232</text:p>
              </table:table-cell>
              <table:table-cell office:value-type="float" office:value="0.24361">
                <text:p>0.24361</text:p>
              </table:table-cell>
              <table:table-cell office:value-type="float" office:value="0.243341">
                <text:p>0.2433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6474">
                <text:p>0.236474</text:p>
              </table:table-cell>
              <table:table-cell office:value-type="float" office:value="0.235763">
                <text:p>0.235763</text:p>
              </table:table-cell>
              <table:table-cell office:value-type="float" office:value="0.23572">
                <text:p>0.23572</text:p>
              </table:table-cell>
              <table:table-cell office:value-type="float" office:value="0.235598">
                <text:p>0.235598</text:p>
              </table:table-cell>
              <table:table-cell office:value-type="float" office:value="0.23558">
                <text:p>0.23558</text:p>
              </table:table-cell>
              <table:table-cell office:value-type="float" office:value="0.235518">
                <text:p>0.235518</text:p>
              </table:table-cell>
              <table:table-cell office:value-type="float" office:value="0.235322">
                <text:p>0.235322</text:p>
              </table:table-cell>
              <table:table-cell office:value-type="float" office:value="0.235733">
                <text:p>0.2357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4551">
                <text:p>0.234551</text:p>
              </table:table-cell>
              <table:table-cell office:value-type="float" office:value="0.247421">
                <text:p>0.247421</text:p>
              </table:table-cell>
              <table:table-cell office:value-type="float" office:value="0.2456">
                <text:p>0.2456</text:p>
              </table:table-cell>
              <table:table-cell office:value-type="float" office:value="0.244571">
                <text:p>0.244571</text:p>
              </table:table-cell>
              <table:table-cell office:value-type="float" office:value="0.242638">
                <text:p>0.242638</text:p>
              </table:table-cell>
              <table:table-cell office:value-type="float" office:value="0.24194">
                <text:p>0.24194</text:p>
              </table:table-cell>
              <table:table-cell office:value-type="float" office:value="0.238601">
                <text:p>0.238601</text:p>
              </table:table-cell>
              <table:table-cell office:value-type="float" office:value="0.238801">
                <text:p>0.2388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1475">
                <text:p>0.251475</text:p>
              </table:table-cell>
              <table:table-cell office:value-type="float" office:value="0.265828">
                <text:p>0.265828</text:p>
              </table:table-cell>
              <table:table-cell office:value-type="float" office:value="0.266035">
                <text:p>0.266035</text:p>
              </table:table-cell>
              <table:table-cell office:value-type="float" office:value="0.26584">
                <text:p>0.26584</text:p>
              </table:table-cell>
              <table:table-cell office:value-type="float" office:value="0.26611">
                <text:p>0.26611</text:p>
              </table:table-cell>
              <table:table-cell office:value-type="float" office:value="0.263151">
                <text:p>0.263151</text:p>
              </table:table-cell>
              <table:table-cell office:value-type="float" office:value="0.256066">
                <text:p>0.256066</text:p>
              </table:table-cell>
              <table:table-cell office:value-type="float" office:value="0.240827">
                <text:p>0.2408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8412">
                <text:p>0.248412</text:p>
              </table:table-cell>
              <table:table-cell office:value-type="float" office:value="0.235252">
                <text:p>0.235252</text:p>
              </table:table-cell>
              <table:table-cell office:value-type="float" office:value="0.235246">
                <text:p>0.235246</text:p>
              </table:table-cell>
              <table:table-cell office:value-type="float" office:value="0.235213">
                <text:p>0.235213</text:p>
              </table:table-cell>
              <table:table-cell office:value-type="float" office:value="0.235099">
                <text:p>0.235099</text:p>
              </table:table-cell>
              <table:table-cell office:value-type="float" office:value="0.235501">
                <text:p>0.235501</text:p>
              </table:table-cell>
              <table:table-cell office:value-type="float" office:value="0.23524">
                <text:p>0.23524</text:p>
              </table:table-cell>
              <table:table-cell office:value-type="float" office:value="0.235196">
                <text:p>0.235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21:Sheet1.L3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22:Sheet1.D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2:Sheet1.E32" chart:label-cell-address="Sheet1.E21:Sheet1.E21" chart:class="chart:line">
            <chart:data-point chart:repeated="11"/>
          </chart:series>
          <chart:series chart:style-name="ch7" chart:values-cell-range-address="Sheet1.F22:Sheet1.F32" chart:label-cell-address="Sheet1.F21:Sheet1.F21" chart:class="chart:line">
            <chart:data-point chart:repeated="11"/>
          </chart:series>
          <chart:series chart:style-name="ch8" chart:values-cell-range-address="Sheet1.G22:Sheet1.G32" chart:label-cell-address="Sheet1.G21:Sheet1.G21" chart:class="chart:line">
            <chart:data-point chart:repeated="11"/>
          </chart:series>
          <chart:series chart:style-name="ch9" chart:values-cell-range-address="Sheet1.H22:Sheet1.H32" chart:label-cell-address="Sheet1.H21:Sheet1.H21" chart:class="chart:line">
            <chart:data-point chart:repeated="11"/>
          </chart:series>
          <chart:series chart:style-name="ch10" chart:values-cell-range-address="Sheet1.I22:Sheet1.I32" chart:label-cell-address="Sheet1.I21:Sheet1.I21" chart:class="chart:line">
            <chart:data-point chart:repeated="11"/>
          </chart:series>
          <chart:series chart:style-name="ch11" chart:values-cell-range-address="Sheet1.J22:Sheet1.J32" chart:label-cell-address="Sheet1.J21:Sheet1.J21" chart:class="chart:line">
            <chart:data-point chart:repeated="11"/>
          </chart:series>
          <chart:series chart:style-name="ch12" chart:values-cell-range-address="Sheet1.K22:Sheet1.K32" chart:label-cell-address="Sheet1.K21:Sheet1.K21" chart:class="chart:line">
            <chart:data-point chart:repeated="11"/>
          </chart:series>
          <chart:series chart:style-name="ch13" chart:values-cell-range-address="Sheet1.L22:Sheet1.L32" chart:label-cell-address="Sheet1.L21:Sheet1.L2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21:Sheet1.E21</svg:desc>
                </draw:g>
              </table:table-cell>
              <table:table-cell office:value-type="string">
                <text:p>0.0467561121</text:p>
                <draw:g>
                  <svg:desc>Sheet1.F21:Sheet1.F21</svg:desc>
                </draw:g>
              </table:table-cell>
              <table:table-cell office:value-type="string">
                <text:p>0.0935122242</text:p>
                <draw:g>
                  <svg:desc>Sheet1.G21:Sheet1.G21</svg:desc>
                </draw:g>
              </table:table-cell>
              <table:table-cell office:value-type="string">
                <text:p>0.1870244483</text:p>
                <draw:g>
                  <svg:desc>Sheet1.H21:Sheet1.H21</svg:desc>
                </draw:g>
              </table:table-cell>
              <table:table-cell office:value-type="string">
                <text:p>0.3740488967</text:p>
                <draw:g>
                  <svg:desc>Sheet1.I21:Sheet1.I21</svg:desc>
                </draw:g>
              </table:table-cell>
              <table:table-cell office:value-type="string">
                <text:p>0.7480977933</text:p>
                <draw:g>
                  <svg:desc>Sheet1.J21:Sheet1.J21</svg:desc>
                </draw:g>
              </table:table-cell>
              <table:table-cell office:value-type="string">
                <text:p>1.4961955867</text:p>
                <draw:g>
                  <svg:desc>Sheet1.K21:Sheet1.K21</svg:desc>
                </draw:g>
              </table:table-cell>
              <table:table-cell office:value-type="string">
                <text:p>2.9923911733</text:p>
                <draw:g>
                  <svg:desc>Sheet1.L21:Sheet1.L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2:Sheet1.D32</svg:desc>
                </draw:g>
              </table:table-cell>
              <table:table-cell office:value-type="float" office:value="0.691873">
                <text:p>0.691873</text:p>
                <draw:g>
                  <svg:desc>Sheet1.E22:Sheet1.E32</svg:desc>
                </draw:g>
              </table:table-cell>
              <table:table-cell office:value-type="float" office:value="0.691873">
                <text:p>0.691873</text:p>
                <draw:g>
                  <svg:desc>Sheet1.F22:Sheet1.F32</svg:desc>
                </draw:g>
              </table:table-cell>
              <table:table-cell office:value-type="float" office:value="0.691873">
                <text:p>0.691873</text:p>
                <draw:g>
                  <svg:desc>Sheet1.G22:Sheet1.G32</svg:desc>
                </draw:g>
              </table:table-cell>
              <table:table-cell office:value-type="float" office:value="0.691873">
                <text:p>0.691873</text:p>
                <draw:g>
                  <svg:desc>Sheet1.H22:Sheet1.H32</svg:desc>
                </draw:g>
              </table:table-cell>
              <table:table-cell office:value-type="float" office:value="0.691873">
                <text:p>0.691873</text:p>
                <draw:g>
                  <svg:desc>Sheet1.I22:Sheet1.I32</svg:desc>
                </draw:g>
              </table:table-cell>
              <table:table-cell office:value-type="float" office:value="0.691873">
                <text:p>0.691873</text:p>
                <draw:g>
                  <svg:desc>Sheet1.J22:Sheet1.J32</svg:desc>
                </draw:g>
              </table:table-cell>
              <table:table-cell office:value-type="float" office:value="0.691873">
                <text:p>0.691873</text:p>
                <draw:g>
                  <svg:desc>Sheet1.K22:Sheet1.K32</svg:desc>
                </draw:g>
              </table:table-cell>
              <table:table-cell office:value-type="float" office:value="0.691873">
                <text:p>0.691873</text:p>
                <draw:g>
                  <svg:desc>Sheet1.L22:Sheet1.L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5942">
                <text:p>0.245942</text:p>
              </table:table-cell>
              <table:table-cell office:value-type="float" office:value="0.247041">
                <text:p>0.247041</text:p>
              </table:table-cell>
              <table:table-cell office:value-type="float" office:value="0.243262">
                <text:p>0.243262</text:p>
              </table:table-cell>
              <table:table-cell office:value-type="float" office:value="0.243103">
                <text:p>0.243103</text:p>
              </table:table-cell>
              <table:table-cell office:value-type="float" office:value="0.242598">
                <text:p>0.242598</text:p>
              </table:table-cell>
              <table:table-cell office:value-type="float" office:value="0.245977">
                <text:p>0.245977</text:p>
              </table:table-cell>
              <table:table-cell office:value-type="float" office:value="0.242642">
                <text:p>0.242642</text:p>
              </table:table-cell>
              <table:table-cell office:value-type="float" office:value="0.242409">
                <text:p>0.2424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217">
                <text:p>0.240217</text:p>
              </table:table-cell>
              <table:table-cell office:value-type="float" office:value="0.240939">
                <text:p>0.240939</text:p>
              </table:table-cell>
              <table:table-cell office:value-type="float" office:value="0.240318">
                <text:p>0.240318</text:p>
              </table:table-cell>
              <table:table-cell office:value-type="float" office:value="0.240444">
                <text:p>0.240444</text:p>
              </table:table-cell>
              <table:table-cell office:value-type="float" office:value="0.240348">
                <text:p>0.240348</text:p>
              </table:table-cell>
              <table:table-cell office:value-type="float" office:value="0.241844">
                <text:p>0.241844</text:p>
              </table:table-cell>
              <table:table-cell office:value-type="float" office:value="0.240387">
                <text:p>0.240387</text:p>
              </table:table-cell>
              <table:table-cell office:value-type="float" office:value="0.240442">
                <text:p>0.2404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3311">
                <text:p>0.243311</text:p>
              </table:table-cell>
              <table:table-cell office:value-type="float" office:value="0.242092">
                <text:p>0.242092</text:p>
              </table:table-cell>
              <table:table-cell office:value-type="float" office:value="0.241692">
                <text:p>0.241692</text:p>
              </table:table-cell>
              <table:table-cell office:value-type="float" office:value="0.241005">
                <text:p>0.241005</text:p>
              </table:table-cell>
              <table:table-cell office:value-type="float" office:value="0.24072">
                <text:p>0.24072</text:p>
              </table:table-cell>
              <table:table-cell office:value-type="float" office:value="0.243119">
                <text:p>0.243119</text:p>
              </table:table-cell>
              <table:table-cell office:value-type="float" office:value="0.239803">
                <text:p>0.239803</text:p>
              </table:table-cell>
              <table:table-cell office:value-type="float" office:value="0.239763">
                <text:p>0.2397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0412">
                <text:p>0.240412</text:p>
              </table:table-cell>
              <table:table-cell office:value-type="float" office:value="0.239473">
                <text:p>0.239473</text:p>
              </table:table-cell>
              <table:table-cell office:value-type="float" office:value="0.238409">
                <text:p>0.238409</text:p>
              </table:table-cell>
              <table:table-cell office:value-type="float" office:value="0.238084">
                <text:p>0.238084</text:p>
              </table:table-cell>
              <table:table-cell office:value-type="float" office:value="0.238157">
                <text:p>0.238157</text:p>
              </table:table-cell>
              <table:table-cell office:value-type="float" office:value="0.251577">
                <text:p>0.251577</text:p>
              </table:table-cell>
              <table:table-cell office:value-type="float" office:value="0.241235">
                <text:p>0.241235</text:p>
              </table:table-cell>
              <table:table-cell office:value-type="float" office:value="0.240944">
                <text:p>0.240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898">
                <text:p>0.23898</text:p>
              </table:table-cell>
              <table:table-cell office:value-type="float" office:value="0.238948">
                <text:p>0.238948</text:p>
              </table:table-cell>
              <table:table-cell office:value-type="float" office:value="0.239303">
                <text:p>0.239303</text:p>
              </table:table-cell>
              <table:table-cell office:value-type="float" office:value="0.23938">
                <text:p>0.23938</text:p>
              </table:table-cell>
              <table:table-cell office:value-type="float" office:value="0.239376">
                <text:p>0.239376</text:p>
              </table:table-cell>
              <table:table-cell office:value-type="float" office:value="0.241238">
                <text:p>0.241238</text:p>
              </table:table-cell>
              <table:table-cell office:value-type="float" office:value="0.237773">
                <text:p>0.237773</text:p>
              </table:table-cell>
              <table:table-cell office:value-type="float" office:value="0.237596">
                <text:p>0.2375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3707">
                <text:p>0.243707</text:p>
              </table:table-cell>
              <table:table-cell office:value-type="float" office:value="0.249174">
                <text:p>0.249174</text:p>
              </table:table-cell>
              <table:table-cell office:value-type="float" office:value="0.24776">
                <text:p>0.24776</text:p>
              </table:table-cell>
              <table:table-cell office:value-type="float" office:value="0.247919">
                <text:p>0.247919</text:p>
              </table:table-cell>
              <table:table-cell office:value-type="float" office:value="0.248459">
                <text:p>0.248459</text:p>
              </table:table-cell>
              <table:table-cell office:value-type="float" office:value="0.236465">
                <text:p>0.236465</text:p>
              </table:table-cell>
              <table:table-cell office:value-type="float" office:value="0.238942">
                <text:p>0.238942</text:p>
              </table:table-cell>
              <table:table-cell office:value-type="float" office:value="0.239347">
                <text:p>0.2393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6474">
                <text:p>0.236474</text:p>
              </table:table-cell>
              <table:table-cell office:value-type="float" office:value="0.239775">
                <text:p>0.239775</text:p>
              </table:table-cell>
              <table:table-cell office:value-type="float" office:value="0.241272">
                <text:p>0.241272</text:p>
              </table:table-cell>
              <table:table-cell office:value-type="float" office:value="0.241261">
                <text:p>0.241261</text:p>
              </table:table-cell>
              <table:table-cell office:value-type="float" office:value="0.240512">
                <text:p>0.240512</text:p>
              </table:table-cell>
              <table:table-cell office:value-type="float" office:value="0.239435">
                <text:p>0.239435</text:p>
              </table:table-cell>
              <table:table-cell office:value-type="float" office:value="0.250164">
                <text:p>0.250164</text:p>
              </table:table-cell>
              <table:table-cell office:value-type="float" office:value="0.250196">
                <text:p>0.2501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4551">
                <text:p>0.234551</text:p>
              </table:table-cell>
              <table:table-cell office:value-type="float" office:value="0.242613">
                <text:p>0.242613</text:p>
              </table:table-cell>
              <table:table-cell office:value-type="float" office:value="0.24467">
                <text:p>0.24467</text:p>
              </table:table-cell>
              <table:table-cell office:value-type="float" office:value="0.243795">
                <text:p>0.243795</text:p>
              </table:table-cell>
              <table:table-cell office:value-type="float" office:value="0.243454">
                <text:p>0.243454</text:p>
              </table:table-cell>
              <table:table-cell office:value-type="float" office:value="0.246737">
                <text:p>0.246737</text:p>
              </table:table-cell>
              <table:table-cell office:value-type="float" office:value="0.24074">
                <text:p>0.24074</text:p>
              </table:table-cell>
              <table:table-cell office:value-type="float" office:value="0.240544">
                <text:p>0.2405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1475">
                <text:p>0.251475</text:p>
              </table:table-cell>
              <table:table-cell office:value-type="float" office:value="0.266059">
                <text:p>0.266059</text:p>
              </table:table-cell>
              <table:table-cell office:value-type="float" office:value="0.252087">
                <text:p>0.252087</text:p>
              </table:table-cell>
              <table:table-cell office:value-type="float" office:value="0.252315">
                <text:p>0.252315</text:p>
              </table:table-cell>
              <table:table-cell office:value-type="float" office:value="0.252254">
                <text:p>0.252254</text:p>
              </table:table-cell>
              <table:table-cell office:value-type="float" office:value="0.236797">
                <text:p>0.236797</text:p>
              </table:table-cell>
              <table:table-cell office:value-type="float" office:value="0.238132">
                <text:p>0.238132</text:p>
              </table:table-cell>
              <table:table-cell office:value-type="float" office:value="0.238293">
                <text:p>0.2382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8412">
                <text:p>0.248412</text:p>
              </table:table-cell>
              <table:table-cell office:value-type="float" office:value="0.250418">
                <text:p>0.250418</text:p>
              </table:table-cell>
              <table:table-cell office:value-type="float" office:value="0.255418">
                <text:p>0.255418</text:p>
              </table:table-cell>
              <table:table-cell office:value-type="float" office:value="0.254817">
                <text:p>0.254817</text:p>
              </table:table-cell>
              <table:table-cell office:value-type="float" office:value="0.254841">
                <text:p>0.254841</text:p>
              </table:table-cell>
              <table:table-cell office:value-type="float" office:value="0.235972">
                <text:p>0.235972</text:p>
              </table:table-cell>
              <table:table-cell office:value-type="float" office:value="0.236268">
                <text:p>0.236268</text:p>
              </table:table-cell>
              <table:table-cell office:value-type="float" office:value="0.235931">
                <text:p>0.235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38:Sheet1.L49" chart:data-source-has-labels="both" svg:x="0.32cm" svg:y="0.18cm" svg:width="11.704cm" svg:height="8.645cm">
          <chartooo:coordinate-region svg:x="1.047cm" svg:y="0.379cm" svg:width="10.791cm" svg:height="7.799cm"/>
          <chart:axis chart:dimension="x" chart:name="primary-x" chart:style-name="ch4" chartooo:axis-type="auto">
            <chartooo:date-scale/>
            <chart:categories table:cell-range-address="Sheet1.D39:Sheet1.D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49" chart:label-cell-address="Sheet1.E38:Sheet1.E38" chart:class="chart:line">
            <chart:data-point chart:repeated="11"/>
          </chart:series>
          <chart:series chart:style-name="ch7" chart:values-cell-range-address="Sheet1.F39:Sheet1.F49" chart:label-cell-address="Sheet1.F38:Sheet1.F38" chart:class="chart:line">
            <chart:data-point chart:repeated="11"/>
          </chart:series>
          <chart:series chart:style-name="ch8" chart:values-cell-range-address="Sheet1.G39:Sheet1.G49" chart:label-cell-address="Sheet1.G38:Sheet1.G38" chart:class="chart:line">
            <chart:data-point chart:repeated="11"/>
          </chart:series>
          <chart:series chart:style-name="ch9" chart:values-cell-range-address="Sheet1.H39:Sheet1.H49" chart:label-cell-address="Sheet1.H38:Sheet1.H38" chart:class="chart:line">
            <chart:data-point chart:repeated="11"/>
          </chart:series>
          <chart:series chart:style-name="ch10" chart:values-cell-range-address="Sheet1.I39:Sheet1.I49" chart:label-cell-address="Sheet1.I38:Sheet1.I38" chart:class="chart:line">
            <chart:data-point chart:repeated="11"/>
          </chart:series>
          <chart:series chart:style-name="ch11" chart:values-cell-range-address="Sheet1.J39:Sheet1.J49" chart:label-cell-address="Sheet1.J38:Sheet1.J38" chart:class="chart:line">
            <chart:data-point chart:repeated="11"/>
          </chart:series>
          <chart:series chart:style-name="ch12" chart:values-cell-range-address="Sheet1.K39:Sheet1.K49" chart:label-cell-address="Sheet1.K38:Sheet1.K38" chart:class="chart:line">
            <chart:data-point chart:repeated="11"/>
          </chart:series>
          <chart:series chart:style-name="ch13" chart:values-cell-range-address="Sheet1.L39:Sheet1.L49" chart:label-cell-address="Sheet1.L38:Sheet1.L38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38:Sheet1.E38</svg:desc>
                </draw:g>
              </table:table-cell>
              <table:table-cell office:value-type="string">
                <text:p>0.3740488967</text:p>
                <draw:g>
                  <svg:desc>Sheet1.F38:Sheet1.F38</svg:desc>
                </draw:g>
              </table:table-cell>
              <table:table-cell office:value-type="string">
                <text:p>0.7480977933</text:p>
                <draw:g>
                  <svg:desc>Sheet1.G38:Sheet1.G38</svg:desc>
                </draw:g>
              </table:table-cell>
              <table:table-cell office:value-type="string">
                <text:p>1.4961955867</text:p>
                <draw:g>
                  <svg:desc>Sheet1.H38:Sheet1.H38</svg:desc>
                </draw:g>
              </table:table-cell>
              <table:table-cell office:value-type="string">
                <text:p>2.9923911733</text:p>
                <draw:g>
                  <svg:desc>Sheet1.I38:Sheet1.I38</svg:desc>
                </draw:g>
              </table:table-cell>
              <table:table-cell office:value-type="string">
                <text:p>5.9847823466</text:p>
                <draw:g>
                  <svg:desc>Sheet1.J38:Sheet1.J38</svg:desc>
                </draw:g>
              </table:table-cell>
              <table:table-cell office:value-type="string">
                <text:p>11.9695646933</text:p>
                <draw:g>
                  <svg:desc>Sheet1.K38:Sheet1.K38</svg:desc>
                </draw:g>
              </table:table-cell>
              <table:table-cell office:value-type="string">
                <text:p>23.9391293866</text:p>
                <draw:g>
                  <svg:desc>Sheet1.L38:Sheet1.L3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9:Sheet1.D49</svg:desc>
                </draw:g>
              </table:table-cell>
              <table:table-cell office:value-type="float" office:value="0.691873">
                <text:p>0.691873</text:p>
                <draw:g>
                  <svg:desc>Sheet1.E39:Sheet1.E49</svg:desc>
                </draw:g>
              </table:table-cell>
              <table:table-cell office:value-type="float" office:value="0.691873">
                <text:p>0.691873</text:p>
                <draw:g>
                  <svg:desc>Sheet1.F39:Sheet1.F49</svg:desc>
                </draw:g>
              </table:table-cell>
              <table:table-cell office:value-type="float" office:value="0.691873">
                <text:p>0.691873</text:p>
                <draw:g>
                  <svg:desc>Sheet1.G39:Sheet1.G49</svg:desc>
                </draw:g>
              </table:table-cell>
              <table:table-cell office:value-type="float" office:value="0.691873">
                <text:p>0.691873</text:p>
                <draw:g>
                  <svg:desc>Sheet1.H39:Sheet1.H49</svg:desc>
                </draw:g>
              </table:table-cell>
              <table:table-cell office:value-type="float" office:value="0.691873">
                <text:p>0.691873</text:p>
                <draw:g>
                  <svg:desc>Sheet1.I39:Sheet1.I49</svg:desc>
                </draw:g>
              </table:table-cell>
              <table:table-cell office:value-type="float" office:value="0.691873">
                <text:p>0.691873</text:p>
                <draw:g>
                  <svg:desc>Sheet1.J39:Sheet1.J49</svg:desc>
                </draw:g>
              </table:table-cell>
              <table:table-cell office:value-type="float" office:value="0.691873">
                <text:p>0.691873</text:p>
                <draw:g>
                  <svg:desc>Sheet1.K39:Sheet1.K49</svg:desc>
                </draw:g>
              </table:table-cell>
              <table:table-cell office:value-type="float" office:value="0.691873">
                <text:p>0.691873</text:p>
                <draw:g>
                  <svg:desc>Sheet1.L39:Sheet1.L4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5942">
                <text:p>0.245942</text:p>
              </table:table-cell>
              <table:table-cell office:value-type="float" office:value="0.243655">
                <text:p>0.243655</text:p>
              </table:table-cell>
              <table:table-cell office:value-type="float" office:value="0.243889">
                <text:p>0.243889</text:p>
              </table:table-cell>
              <table:table-cell office:value-type="float" office:value="0.247989">
                <text:p>0.247989</text:p>
              </table:table-cell>
              <table:table-cell office:value-type="float" office:value="0.247848">
                <text:p>0.247848</text:p>
              </table:table-cell>
              <table:table-cell office:value-type="float" office:value="0.246076">
                <text:p>0.246076</text:p>
              </table:table-cell>
              <table:table-cell office:value-type="float" office:value="0.246171">
                <text:p>0.246171</text:p>
              </table:table-cell>
              <table:table-cell office:value-type="float" office:value="0.245627">
                <text:p>0.2456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217">
                <text:p>0.240217</text:p>
              </table:table-cell>
              <table:table-cell office:value-type="float" office:value="0.24512">
                <text:p>0.24512</text:p>
              </table:table-cell>
              <table:table-cell office:value-type="float" office:value="0.245211">
                <text:p>0.245211</text:p>
              </table:table-cell>
              <table:table-cell office:value-type="float" office:value="0.244677">
                <text:p>0.244677</text:p>
              </table:table-cell>
              <table:table-cell office:value-type="float" office:value="0.24496">
                <text:p>0.24496</text:p>
              </table:table-cell>
              <table:table-cell office:value-type="float" office:value="0.246211">
                <text:p>0.246211</text:p>
              </table:table-cell>
              <table:table-cell office:value-type="float" office:value="0.246035">
                <text:p>0.246035</text:p>
              </table:table-cell>
              <table:table-cell office:value-type="float" office:value="0.246724">
                <text:p>0.2467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3311">
                <text:p>0.243311</text:p>
              </table:table-cell>
              <table:table-cell office:value-type="float" office:value="0.24008">
                <text:p>0.24008</text:p>
              </table:table-cell>
              <table:table-cell office:value-type="float" office:value="0.239941">
                <text:p>0.239941</text:p>
              </table:table-cell>
              <table:table-cell office:value-type="float" office:value="0.243318">
                <text:p>0.243318</text:p>
              </table:table-cell>
              <table:table-cell office:value-type="float" office:value="0.24361">
                <text:p>0.24361</text:p>
              </table:table-cell>
              <table:table-cell office:value-type="float" office:value="0.253965">
                <text:p>0.253965</text:p>
              </table:table-cell>
              <table:table-cell office:value-type="float" office:value="0.254229">
                <text:p>0.254229</text:p>
              </table:table-cell>
              <table:table-cell office:value-type="float" office:value="0.25499">
                <text:p>0.254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0412">
                <text:p>0.240412</text:p>
              </table:table-cell>
              <table:table-cell office:value-type="float" office:value="0.241299">
                <text:p>0.241299</text:p>
              </table:table-cell>
              <table:table-cell office:value-type="float" office:value="0.241669">
                <text:p>0.241669</text:p>
              </table:table-cell>
              <table:table-cell office:value-type="float" office:value="0.244087">
                <text:p>0.244087</text:p>
              </table:table-cell>
              <table:table-cell office:value-type="float" office:value="0.244062">
                <text:p>0.244062</text:p>
              </table:table-cell>
              <table:table-cell office:value-type="float" office:value="0.242137">
                <text:p>0.242137</text:p>
              </table:table-cell>
              <table:table-cell office:value-type="float" office:value="0.241706">
                <text:p>0.241706</text:p>
              </table:table-cell>
              <table:table-cell office:value-type="float" office:value="0.241444">
                <text:p>0.2414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898">
                <text:p>0.23898</text:p>
              </table:table-cell>
              <table:table-cell office:value-type="float" office:value="0.243815">
                <text:p>0.243815</text:p>
              </table:table-cell>
              <table:table-cell office:value-type="float" office:value="0.243993">
                <text:p>0.243993</text:p>
              </table:table-cell>
              <table:table-cell office:value-type="float" office:value="0.239576">
                <text:p>0.239576</text:p>
              </table:table-cell>
              <table:table-cell office:value-type="float" office:value="0.239169">
                <text:p>0.239169</text:p>
              </table:table-cell>
              <table:table-cell office:value-type="float" office:value="0.239292">
                <text:p>0.239292</text:p>
              </table:table-cell>
              <table:table-cell office:value-type="float" office:value="0.239283">
                <text:p>0.239283</text:p>
              </table:table-cell>
              <table:table-cell office:value-type="float" office:value="0.23943">
                <text:p>0.239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3707">
                <text:p>0.243707</text:p>
              </table:table-cell>
              <table:table-cell office:value-type="float" office:value="0.251929">
                <text:p>0.251929</text:p>
              </table:table-cell>
              <table:table-cell office:value-type="float" office:value="0.251998">
                <text:p>0.251998</text:p>
              </table:table-cell>
              <table:table-cell office:value-type="float" office:value="0.244715">
                <text:p>0.244715</text:p>
              </table:table-cell>
              <table:table-cell office:value-type="float" office:value="0.244425">
                <text:p>0.244425</text:p>
              </table:table-cell>
              <table:table-cell office:value-type="float" office:value="0.243497">
                <text:p>0.243497</text:p>
              </table:table-cell>
              <table:table-cell office:value-type="float" office:value="0.24329">
                <text:p>0.24329</text:p>
              </table:table-cell>
              <table:table-cell office:value-type="float" office:value="0.244763">
                <text:p>0.2447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6474">
                <text:p>0.236474</text:p>
              </table:table-cell>
              <table:table-cell office:value-type="float" office:value="0.240531">
                <text:p>0.240531</text:p>
              </table:table-cell>
              <table:table-cell office:value-type="float" office:value="0.240492">
                <text:p>0.240492</text:p>
              </table:table-cell>
              <table:table-cell office:value-type="float" office:value="0.239924">
                <text:p>0.239924</text:p>
              </table:table-cell>
              <table:table-cell office:value-type="float" office:value="0.239584">
                <text:p>0.239584</text:p>
              </table:table-cell>
              <table:table-cell office:value-type="float" office:value="0.238398">
                <text:p>0.238398</text:p>
              </table:table-cell>
              <table:table-cell office:value-type="float" office:value="0.238199">
                <text:p>0.238199</text:p>
              </table:table-cell>
              <table:table-cell office:value-type="float" office:value="0.238011">
                <text:p>0.2380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4551">
                <text:p>0.234551</text:p>
              </table:table-cell>
              <table:table-cell office:value-type="float" office:value="0.250324">
                <text:p>0.250324</text:p>
              </table:table-cell>
              <table:table-cell office:value-type="float" office:value="0.250621">
                <text:p>0.250621</text:p>
              </table:table-cell>
              <table:table-cell office:value-type="float" office:value="0.237345">
                <text:p>0.237345</text:p>
              </table:table-cell>
              <table:table-cell office:value-type="float" office:value="0.237081">
                <text:p>0.237081</text:p>
              </table:table-cell>
              <table:table-cell office:value-type="float" office:value="0.238203">
                <text:p>0.238203</text:p>
              </table:table-cell>
              <table:table-cell office:value-type="float" office:value="0.238187">
                <text:p>0.238187</text:p>
              </table:table-cell>
              <table:table-cell office:value-type="float" office:value="0.237805">
                <text:p>0.2378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1475">
                <text:p>0.251475</text:p>
              </table:table-cell>
              <table:table-cell office:value-type="float" office:value="0.247349">
                <text:p>0.247349</text:p>
              </table:table-cell>
              <table:table-cell office:value-type="float" office:value="0.247265">
                <text:p>0.247265</text:p>
              </table:table-cell>
              <table:table-cell office:value-type="float" office:value="0.242491">
                <text:p>0.242491</text:p>
              </table:table-cell>
              <table:table-cell office:value-type="float" office:value="0.242141">
                <text:p>0.242141</text:p>
              </table:table-cell>
              <table:table-cell office:value-type="float" office:value="0.239862">
                <text:p>0.239862</text:p>
              </table:table-cell>
              <table:table-cell office:value-type="float" office:value="0.24014">
                <text:p>0.24014</text:p>
              </table:table-cell>
              <table:table-cell office:value-type="float" office:value="0.240086">
                <text:p>0.2400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8412">
                <text:p>0.248412</text:p>
              </table:table-cell>
              <table:table-cell office:value-type="float" office:value="0.244096">
                <text:p>0.244096</text:p>
              </table:table-cell>
              <table:table-cell office:value-type="float" office:value="0.244476">
                <text:p>0.244476</text:p>
              </table:table-cell>
              <table:table-cell office:value-type="float" office:value="0.237152">
                <text:p>0.237152</text:p>
              </table:table-cell>
              <table:table-cell office:value-type="float" office:value="0.236915">
                <text:p>0.236915</text:p>
              </table:table-cell>
              <table:table-cell office:value-type="float" office:value="0.235502">
                <text:p>0.235502</text:p>
              </table:table-cell>
              <table:table-cell office:value-type="float" office:value="0.235404">
                <text:p>0.235404</text:p>
              </table:table-cell>
              <table:table-cell office:value-type="float" office:value="0.235203">
                <text:p>0.235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